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TE2B2A468t00" svg:font-family="TTE2B2A468t00"/>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82in" fo:margin-left="-0.0785in" table:align="left" style:writing-mode="lr-tb"/>
    </style:style>
    <style:style style:name="Table1.A" style:family="table-column">
      <style:table-column-properties style:column-width="2.2271in"/>
    </style:style>
    <style:style style:name="Table1.C" style:family="table-column">
      <style:table-column-properties style:column-width="2.23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4.9569in" fo:margin-left="0.6215in" table:align="left" style:writing-mode="lr-tb"/>
    </style:style>
    <style:style style:name="Table2.A" style:family="table-column">
      <style:table-column-properties style:column-width="1.6375in"/>
    </style:style>
    <style:style style:name="Table2.B" style:family="table-column">
      <style:table-column-properties style:column-width="1.8125in"/>
    </style:style>
    <style:style style:name="Table2.C" style:family="table-column">
      <style:table-column-properties style:column-width="1.506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s" fo:country="ES" style:font-size-complex="9pt"/>
    </style:style>
    <style:style style:name="P3" style:family="paragraph" style:parent-style-name="Standard">
      <style:paragraph-properties fo:text-align="center" style:justify-single-word="false"/>
      <style:text-properties fo:language="es" fo:country="ES" style:font-size-complex="9pt"/>
    </style:style>
    <style:style style:name="P4" style:family="paragraph" style:parent-style-name="Standard">
      <style:paragraph-properties fo:line-height="100%"/>
      <style:text-properties fo:language="es" fo:country="ES" style:font-size-complex="9pt"/>
    </style:style>
    <style:style style:name="P5" style:family="paragraph" style:parent-style-name="Standard">
      <style:paragraph-properties fo:line-height="100%" fo:text-align="center" style:justify-single-word="false"/>
      <style:text-properties fo:language="es" fo:country="ES" style:font-size-complex="9pt"/>
    </style:style>
    <style:style style:name="P6" style:family="paragraph" style:parent-style-name="Standard">
      <style:paragraph-properties>
        <style:tab-stops>
          <style:tab-stop style:position="0.25in"/>
        </style:tab-stops>
      </style:paragraph-properties>
      <style:text-properties fo:language="es" fo:country="ES" style:font-size-complex="9pt"/>
    </style:style>
    <style:style style:name="P7" style:family="paragraph" style:parent-style-name="Standard">
      <style:paragraph-properties fo:text-align="start" style:justify-single-word="false"/>
      <style:text-properties fo:language="es" fo:country="ES" fo:font-weight="bold" style:font-weight-asian="bold" style:font-size-complex="9pt"/>
    </style:style>
    <style:style style:name="P8" style:family="paragraph" style:parent-style-name="Standard">
      <style:paragraph-properties fo:text-align="center" style:justify-single-word="false"/>
      <style:text-properties fo:language="es" fo:country="ES" fo:font-weight="bold" style:font-weight-asian="bold" style:font-size-complex="9pt"/>
    </style:style>
    <style:style style:name="P9" style:family="paragraph" style:parent-style-name="Standard">
      <style:paragraph-properties fo:line-height="100%" fo:text-align="center" style:justify-single-word="false"/>
      <style:text-properties fo:language="es" fo:country="ES" fo:font-weight="bold" style:font-weight-asian="bold" style:font-size-complex="9pt"/>
    </style:style>
    <style:style style:name="P10" style:family="paragraph" style:parent-style-name="Standard">
      <style:paragraph-properties fo:line-height="100%" fo:text-align="center" style:justify-single-word="false"/>
      <style:text-properties fo:language="es" fo:country="ES" fo:font-weight="bold" style:font-weight-asian="bold" style:font-size-complex="12pt"/>
    </style:style>
    <style:style style:name="P11" style:family="paragraph" style:parent-style-name="Standard">
      <style:paragraph-properties fo:text-align="center" style:justify-single-word="false"/>
      <style:text-properties fo:language="es" fo:country="ES" fo:font-weight="bold" style:font-weight-asian="bold" style:font-size-complex="12pt"/>
    </style:style>
    <style:style style:name="P12" style:family="paragraph" style:parent-style-name="Standard">
      <style:paragraph-properties fo:text-align="center" style:justify-single-word="false"/>
      <style:text-properties fo:language="es" fo:country="ES" style:font-size-complex="12pt"/>
    </style:style>
    <style:style style:name="P13" style:family="paragraph" style:parent-style-name="Standard">
      <style:paragraph-properties fo:line-height="100%" fo:text-align="center" style:justify-single-word="false"/>
      <style:text-properties fo:language="es" fo:country="ES" style:font-size-complex="12pt"/>
    </style:style>
    <style:style style:name="P14" style:family="paragraph" style:parent-style-name="Standard">
      <style:paragraph-properties>
        <style:tab-stops>
          <style:tab-stop style:position="0.25in"/>
        </style:tab-stops>
      </style:paragraph-properties>
      <style:text-properties fo:language="es" fo:country="ES" style:language-asian="none" style:country-asian="none" style:font-size-complex="9pt"/>
    </style:style>
    <style:style style:name="P15" style:family="paragraph" style:parent-style-name="Standard">
      <style:paragraph-properties fo:line-height="100%"/>
      <style:text-properties fo:language="es" fo:country="ES" style:language-asian="none" style:country-asian="none" style:font-size-complex="9pt"/>
    </style:style>
    <style:style style:name="P16" style:family="paragraph" style:parent-style-name="Standard">
      <style:paragraph-properties fo:line-height="100%" fo:text-align="start" style:justify-single-word="false" style:text-autospace="none"/>
      <style:text-properties fo:font-weight="bold" style:font-weight-asian="bold"/>
    </style:style>
    <style:style style:name="P17" style:family="paragraph" style:parent-style-name="Standard">
      <style:paragraph-properties fo:line-height="100%"/>
    </style:style>
    <style:style style:name="P18" style:family="paragraph" style:parent-style-name="Standard">
      <style:paragraph-properties fo:line-height="100%" fo:text-align="center" style:justify-single-word="false"/>
    </style:style>
    <style:style style:name="P19" style:family="paragraph" style:parent-style-name="Standard">
      <style:paragraph-properties fo:line-height="100%" fo:text-align="center" style:justify-single-word="false" style:snap-to-layout-grid="false"/>
    </style:style>
    <style:style style:name="P20" style:family="paragraph" style:parent-style-name="Standard">
      <style:paragraph-properties fo:line-height="100%" style:snap-to-layout-grid="false"/>
    </style:style>
    <style:style style:name="P21" style:family="paragraph" style:parent-style-name="Standard">
      <style:paragraph-properties fo:line-height="100%" fo:text-align="start" style:justify-single-word="false" style:text-autospace="none"/>
    </style:style>
    <style:style style:name="P22" style:family="paragraph" style:parent-style-name="Standard">
      <style:paragraph-properties fo:line-height="100%" style:text-autospace="none"/>
    </style:style>
    <style:style style:name="P23" style:family="paragraph" style:parent-style-name="Standard">
      <style:paragraph-properties fo:line-height="100%" fo:text-align="center" style:justify-single-word="false" style:snap-to-layout-grid="false"/>
      <style:text-properties fo:font-size="11pt" fo:language="es" fo:country="ES" fo:font-weight="bold" style:font-size-asian="11pt" style:font-weight-asian="bold" style:font-size-complex="11pt"/>
    </style:style>
    <style:style style:name="P24" style:family="paragraph" style:parent-style-name="Standard">
      <style:paragraph-properties fo:line-height="100%">
        <style:tab-stops>
          <style:tab-stop style:position="0.25in"/>
        </style:tab-stops>
      </style:paragraph-properties>
      <style:text-properties fo:font-size="11pt" fo:language="es" fo:country="ES" fo:font-weight="bold" style:font-size-asian="11pt" style:font-weight-asian="bold" style:font-size-complex="11pt"/>
    </style:style>
    <style:style style:name="P25" style:family="paragraph" style:parent-style-name="Standard">
      <style:paragraph-properties>
        <style:tab-stops>
          <style:tab-stop style:position="0.25in"/>
        </style:tab-stops>
      </style:paragraph-properties>
      <style:text-properties fo:font-size="11pt" fo:language="es" fo:country="ES" fo:font-weight="bold" style:font-size-asian="11pt" style:font-weight-asian="bold" style:font-size-complex="11pt"/>
    </style:style>
    <style:style style:name="P26" style:family="paragraph" style:parent-style-name="Standard">
      <style:paragraph-properties fo:line-height="100%"/>
      <style:text-properties fo:font-size="11pt" fo:language="es" fo:country="ES" style:font-size-asian="11pt" style:font-size-complex="11pt"/>
    </style:style>
    <style:style style:name="P27" style:family="paragraph" style:parent-style-name="Standard">
      <style:paragraph-properties fo:line-height="100%" style:snap-to-layout-grid="false"/>
      <style:text-properties fo:font-size="11pt" fo:language="es" fo:country="ES" style:font-size-asian="11pt" style:font-size-complex="11pt"/>
    </style:style>
    <style:style style:name="P28" style:family="paragraph" style:parent-style-name="Standard">
      <style:paragraph-properties fo:line-height="100%" fo:text-align="center" style:justify-single-word="false" style:snap-to-layout-grid="false"/>
      <style:text-properties fo:font-size="11pt" fo:language="es" fo:country="ES" style:font-size-asian="11pt" style:font-size-complex="11pt"/>
    </style:style>
    <style:style style:name="P29" style:family="paragraph" style:parent-style-name="Standard">
      <style:paragraph-properties fo:line-height="100%"/>
      <style:text-properties fo:font-size="11pt" fo:language="es" fo:country="ES" style:font-size-asian="11pt" style:language-asian="none" style:country-asian="none" style:font-size-complex="11pt"/>
    </style:style>
    <style:style style:name="P30" style:family="paragraph" style:parent-style-name="Standard">
      <style:paragraph-properties fo:line-height="100%" fo:text-align="start" style:justify-single-word="false" style:text-autospace="none"/>
      <style:text-properties fo:font-size="11pt" fo:language="es" fo:country="ES" style:font-size-asian="11pt" style:font-name-complex="TTE2B2A468t00" style:font-size-complex="11pt"/>
    </style:style>
    <style:style style:name="P31" style:family="paragraph" style:parent-style-name="Standard">
      <style:paragraph-properties fo:line-height="100%" style:text-autospace="none"/>
      <style:text-properties fo:font-size="11pt" fo:language="es" fo:country="ES" style:font-size-asian="11pt" style:font-name-complex="TTE2B2A468t00" style:font-size-complex="11pt"/>
    </style:style>
    <style:style style:name="P32" style:family="paragraph" style:parent-style-name="Standard">
      <style:paragraph-properties fo:line-height="100%" fo:text-align="center" style:justify-single-word="false"/>
      <style:text-properties fo:font-size="11pt" style:font-size-asian="11pt"/>
    </style:style>
    <style:style style:name="P33" style:family="paragraph" style:parent-style-name="Standard">
      <style:paragraph-properties fo:text-align="center" style:justify-single-word="false"/>
      <style:text-properties fo:font-size="14pt" fo:language="es" fo:country="ES" style:font-size-asian="14pt" style:font-size-complex="14pt"/>
    </style:style>
    <style:style style:name="P34" style:family="paragraph" style:parent-style-name="Standard">
      <style:paragraph-properties fo:text-align="center" style:justify-single-word="false"/>
      <style:text-properties fo:font-size="14pt" fo:language="es" fo:country="ES" fo:font-weight="bold" style:font-size-asian="14pt" style:font-weight-asian="bold" style:font-size-complex="14pt"/>
    </style:style>
    <style:style style:name="P35" style:family="paragraph" style:parent-style-name="Standard">
      <style:paragraph-properties>
        <style:tab-stops>
          <style:tab-stop style:position="0.25in"/>
        </style:tab-stops>
      </style:paragraph-properties>
    </style:style>
    <style:style style:name="P36" style:family="paragraph" style:parent-style-name="Standard" style:master-page-name="Standard">
      <style:paragraph-properties fo:margin-left="0in" fo:margin-right="0.0382in" fo:line-height="100%" fo:text-align="center" style:justify-single-word="false" fo:text-indent="0in" style:auto-text-indent="false" style:page-number="auto">
        <style:tab-stops>
          <style:tab-stop style:position="5.7098in"/>
        </style:tab-stops>
      </style:paragraph-properties>
      <style:text-properties fo:font-size="11pt" style:font-size-asian="11pt"/>
    </style:style>
    <style:style style:name="P37" style:family="paragraph" style:parent-style-name="Standard">
      <style:paragraph-properties fo:margin-left="0in" fo:margin-right="0.0398in" fo:line-height="100%" fo:text-align="center" style:justify-single-word="false" fo:text-indent="0in" style:auto-text-indent="false"/>
      <style:text-properties fo:font-weight="bold" style:font-weight-asian="bold" style:font-size-complex="12pt"/>
    </style:style>
    <style:style style:name="P38" style:family="paragraph" style:parent-style-name="Standard">
      <style:paragraph-properties fo:margin-left="0in" fo:margin-right="0.0398in" fo:line-height="100%" fo:text-align="center" style:justify-single-word="false" fo:text-indent="0in" style:auto-text-indent="false"/>
      <style:text-properties fo:font-size="14pt" fo:font-weight="bold" style:font-size-asian="14pt" style:font-weight-asian="bold" style:font-size-complex="14pt"/>
    </style:style>
    <style:style style:name="P39" style:family="paragraph" style:parent-style-name="Standard">
      <style:paragraph-properties fo:margin-top="0.25in" fo:margin-bottom="0in" fo:text-align="start" style:justify-single-word="false" fo:break-before="page"/>
      <style:text-properties fo:language="es" fo:country="ES" fo:font-weight="bold" style:font-weight-asian="bold" style:font-size-complex="9pt"/>
    </style:style>
    <style:style style:name="P40" style:family="paragraph" style:parent-style-name="Standard" style:list-style-name="WW8Num5">
      <style:paragraph-properties fo:margin-top="0.25in" fo:margin-bottom="0in" fo:text-align="start" style:justify-single-word="false"/>
      <style:text-properties fo:language="es" fo:country="ES" fo:font-weight="bold" style:font-weight-asian="bold" style:font-size-complex="9pt"/>
    </style:style>
    <style:style style:name="P41" style:family="paragraph" style:parent-style-name="Standard" style:list-style-name="WW8Num5">
      <style:paragraph-properties fo:margin-top="0.25in" fo:margin-bottom="0in" fo:text-align="start" style:justify-single-word="false">
        <style:tab-stops>
          <style:tab-stop style:position="0.5in"/>
        </style:tab-stops>
      </style:paragraph-properties>
      <style:text-properties fo:language="es" fo:country="ES" fo:font-weight="bold" style:font-weight-asian="bold" style:font-size-complex="9pt"/>
    </style:style>
    <style:style style:name="P42" style:family="paragraph" style:parent-style-name="Standard" style:list-style-name="WW8Num13">
      <style:paragraph-properties fo:margin-top="0.25in" fo:margin-bottom="0in"/>
      <style:text-properties fo:language="es" fo:country="ES" style:font-size-complex="9pt"/>
    </style:style>
    <style:style style:name="P43" style:family="paragraph" style:parent-style-name="Standard" style:list-style-name="WW8Num5">
      <style:paragraph-properties fo:margin-top="0.25in" fo:margin-bottom="0in" fo:text-align="start" style:justify-single-word="false"/>
    </style:style>
    <style:style style:name="P44" style:family="paragraph" style:parent-style-name="Standard" style:list-style-name="WW8Num5">
      <style:paragraph-properties fo:margin-top="0.25in" fo:margin-bottom="0in" fo:text-align="start" style:justify-single-word="false">
        <style:tab-stops>
          <style:tab-stop style:position="0.5in"/>
        </style:tab-stops>
      </style:paragraph-properties>
    </style:style>
    <style:style style:name="P45" style:family="paragraph" style:parent-style-name="Standard" style:list-style-name="WW8Num13">
      <style:paragraph-properties fo:margin-top="0.25in" fo:margin-bottom="0in"/>
    </style:style>
    <style:style style:name="P46" style:family="paragraph" style:parent-style-name="Standard" style:list-style-name="WW8Num22">
      <style:paragraph-properties fo:margin-top="0.0835in" fo:margin-bottom="0in"/>
    </style:style>
    <style:style style:name="P47" style:family="paragraph" style:parent-style-name="Standard" style:list-style-name="WW8Num22">
      <style:paragraph-properties fo:margin-top="0.0835in" fo:margin-bottom="0in"/>
      <style:text-properties fo:language="es" fo:country="ES" style:font-size-complex="9pt"/>
    </style:style>
    <style:style style:name="P48" style:family="paragraph" style:parent-style-name="Standard">
      <style:paragraph-properties fo:margin-top="0.0835in" fo:margin-bottom="0in" fo:text-align="start" style:justify-single-word="false">
        <style:tab-stops>
          <style:tab-stop style:position="0.2957in"/>
        </style:tab-stops>
      </style:paragraph-properties>
      <style:text-properties fo:language="es" fo:country="ES" style:font-size-complex="9pt"/>
    </style:style>
    <style:style style:name="P49" style:family="paragraph" style:parent-style-name="Standard" style:list-style-name="WW8Num20">
      <style:paragraph-properties fo:margin-top="0.0835in" fo:margin-bottom="0in" fo:text-align="start" style:justify-single-word="false"/>
      <style:text-properties fo:language="es" fo:country="ES" style:font-size-complex="9pt"/>
    </style:style>
    <style:style style:name="P50" style:family="paragraph" style:parent-style-name="Standard">
      <style:paragraph-properties fo:margin-top="0.0835in" fo:margin-bottom="0in" fo:text-align="start" style:justify-single-word="false">
        <style:tab-stops>
          <style:tab-stop style:position="0.3126in"/>
        </style:tab-stops>
      </style:paragraph-properties>
      <style:text-properties fo:language="es" fo:country="ES" style:font-size-complex="9pt"/>
    </style:style>
    <style:style style:name="P51" style:family="paragraph" style:parent-style-name="Standard" style:list-style-name="WW8Num8">
      <style:paragraph-properties fo:margin-top="0.0835in" fo:margin-bottom="0in" fo:text-align="start" style:justify-single-word="false">
        <style:tab-stops>
          <style:tab-stop style:position="0.3126in"/>
        </style:tab-stops>
      </style:paragraph-properties>
      <style:text-properties fo:language="es" fo:country="ES" style:font-size-complex="9pt"/>
    </style:style>
    <style:style style:name="P52" style:family="paragraph" style:parent-style-name="Standard" style:list-style-name="WW8Num26">
      <style:paragraph-properties fo:margin-top="0.0835in" fo:margin-bottom="0in" fo:text-align="start" style:justify-single-word="false">
        <style:tab-stops>
          <style:tab-stop style:position="0.3126in"/>
        </style:tab-stops>
      </style:paragraph-properties>
      <style:text-properties fo:language="es" fo:country="ES" style:font-size-complex="9pt"/>
    </style:style>
    <style:style style:name="P53" style:family="paragraph" style:parent-style-name="Standard" style:list-style-name="WW8Num14">
      <style:paragraph-properties fo:margin-top="0.0835in" fo:margin-bottom="0in" fo:text-align="start" style:justify-single-word="false"/>
      <style:text-properties fo:language="es" fo:country="ES" style:font-size-complex="9pt"/>
    </style:style>
    <style:style style:name="P54" style:family="paragraph" style:parent-style-name="Standard" style:list-style-name="WW8Num23">
      <style:paragraph-properties fo:margin-top="0.0835in" fo:margin-bottom="0in"/>
      <style:text-properties fo:language="es" fo:country="ES" style:font-size-complex="9pt"/>
    </style:style>
    <style:style style:name="P55" style:family="paragraph" style:parent-style-name="Standard" style:list-style-name="WW8Num3">
      <style:paragraph-properties fo:margin-top="0.0835in" fo:margin-bottom="0in"/>
      <style:text-properties fo:language="es" fo:country="ES" style:font-size-complex="9pt"/>
    </style:style>
    <style:style style:name="P56" style:family="paragraph" style:parent-style-name="Standard" style:list-style-name="WW8Num2">
      <style:paragraph-properties fo:margin-top="0.0835in" fo:margin-bottom="0in"/>
      <style:text-properties fo:language="es" fo:country="ES" style:font-size-complex="9pt"/>
    </style:style>
    <style:style style:name="P57" style:family="paragraph" style:parent-style-name="Standard" style:list-style-name="WW8Num13">
      <style:paragraph-properties fo:margin-top="0.0835in" fo:margin-bottom="0in"/>
      <style:text-properties fo:language="es" fo:country="ES" style:font-size-complex="9pt"/>
    </style:style>
    <style:style style:name="P58" style:family="paragraph" style:parent-style-name="Standard">
      <style:paragraph-properties fo:margin-top="0.0835in" fo:margin-bottom="0in">
        <style:tab-stops>
          <style:tab-stop style:position="0.3126in"/>
        </style:tab-stops>
      </style:paragraph-properties>
      <style:text-properties fo:language="es" fo:country="ES" style:font-size-complex="9pt"/>
    </style:style>
    <style:style style:name="P59" style:family="paragraph" style:parent-style-name="Standard" style:list-style-name="WW8Num12">
      <style:paragraph-properties fo:margin-top="0.0835in" fo:margin-bottom="0in">
        <style:tab-stops>
          <style:tab-stop style:position="0.3126in"/>
        </style:tab-stops>
      </style:paragraph-properties>
      <style:text-properties fo:language="es" fo:country="ES" style:font-size-complex="9pt"/>
    </style:style>
    <style:style style:name="P60" style:family="paragraph" style:parent-style-name="Standard" style:list-style-name="WW8Num17">
      <style:paragraph-properties fo:margin-top="0.0835in" fo:margin-bottom="0in">
        <style:tab-stops>
          <style:tab-stop style:position="0.3126in"/>
        </style:tab-stops>
      </style:paragraph-properties>
      <style:text-properties fo:language="es" fo:country="ES" style:font-size-complex="9pt"/>
    </style:style>
    <style:style style:name="P61" style:family="paragraph" style:parent-style-name="Standard" style:list-style-name="WW8Num10">
      <style:paragraph-properties fo:margin-top="0.0835in" fo:margin-bottom="0in">
        <style:tab-stops>
          <style:tab-stop style:position="0.3126in"/>
        </style:tab-stops>
      </style:paragraph-properties>
      <style:text-properties fo:language="es" fo:country="ES" style:font-size-complex="9pt"/>
    </style:style>
    <style:style style:name="P62" style:family="paragraph" style:parent-style-name="Standard" style:list-style-name="WW8Num25">
      <style:paragraph-properties fo:margin-top="0.0835in" fo:margin-bottom="0in">
        <style:tab-stops>
          <style:tab-stop style:position="0.3126in"/>
        </style:tab-stops>
      </style:paragraph-properties>
      <style:text-properties fo:language="es" fo:country="ES" style:font-size-complex="9pt"/>
    </style:style>
    <style:style style:name="P63" style:family="paragraph" style:parent-style-name="Standard" style:list-style-name="WW8Num21">
      <style:paragraph-properties fo:margin-top="0.0835in" fo:margin-bottom="0in"/>
      <style:text-properties fo:language="es" fo:country="ES" style:font-size-complex="9pt"/>
    </style:style>
    <style:style style:name="P64" style:family="paragraph" style:parent-style-name="Standard">
      <style:paragraph-properties fo:margin-top="0.0835in" fo:margin-bottom="0in"/>
      <style:text-properties fo:language="es" fo:country="ES" fo:font-weight="bold" style:font-weight-asian="bold" style:font-size-complex="9pt"/>
    </style:style>
    <style:style style:name="P65" style:family="paragraph" style:parent-style-name="Standard" style:list-style-name="WW8Num22">
      <style:paragraph-properties fo:margin-top="0.0835in" fo:margin-bottom="0in" fo:text-align="start" style:justify-single-word="false"/>
    </style:style>
    <style:style style:name="P66" style:family="paragraph" style:parent-style-name="Standard" style:list-style-name="WW8Num20">
      <style:paragraph-properties fo:margin-top="0.0835in" fo:margin-bottom="0in" fo:text-align="start" style:justify-single-word="false"/>
    </style:style>
    <style:style style:name="P67" style:family="paragraph" style:parent-style-name="Standard" style:list-style-name="WW8Num8">
      <style:paragraph-properties fo:margin-top="0.0835in" fo:margin-bottom="0in" fo:text-align="start" style:justify-single-word="false">
        <style:tab-stops>
          <style:tab-stop style:position="0.3126in"/>
        </style:tab-stops>
      </style:paragraph-properties>
    </style:style>
    <style:style style:name="P68" style:family="paragraph" style:parent-style-name="Standard" style:list-style-name="WW8Num24">
      <style:paragraph-properties fo:margin-top="0.0835in" fo:margin-bottom="0in" fo:text-align="start" style:justify-single-word="false">
        <style:tab-stops>
          <style:tab-stop style:position="0.3126in"/>
        </style:tab-stops>
      </style:paragraph-properties>
    </style:style>
    <style:style style:name="P69" style:family="paragraph" style:parent-style-name="Standard" style:list-style-name="WW8Num26">
      <style:paragraph-properties fo:margin-top="0.0835in" fo:margin-bottom="0in" fo:text-align="start" style:justify-single-word="false">
        <style:tab-stops>
          <style:tab-stop style:position="0.3126in"/>
        </style:tab-stops>
      </style:paragraph-properties>
    </style:style>
    <style:style style:name="P70" style:family="paragraph" style:parent-style-name="Standard" style:list-style-name="WW8Num23">
      <style:paragraph-properties fo:margin-top="0.0835in" fo:margin-bottom="0in"/>
    </style:style>
    <style:style style:name="P71" style:family="paragraph" style:parent-style-name="Standard" style:list-style-name="WW8Num23">
      <style:paragraph-properties fo:margin-top="0.0835in" fo:margin-bottom="0in"/>
      <style:text-properties fo:color="#000000" fo:language="es" fo:country="ES" style:font-size-complex="9pt"/>
    </style:style>
    <style:style style:name="P72" style:family="paragraph" style:parent-style-name="Standard" style:list-style-name="WW8Num15">
      <style:paragraph-properties fo:margin-top="0.0835in" fo:margin-bottom="0in">
        <style:tab-stops>
          <style:tab-stop style:position="0.3126in"/>
        </style:tab-stops>
      </style:paragraph-properties>
      <style:text-properties fo:color="#000000" fo:language="es" fo:country="ES" style:font-size-complex="9pt"/>
    </style:style>
    <style:style style:name="P73" style:family="paragraph" style:parent-style-name="Standard" style:list-style-name="WW8Num15">
      <style:paragraph-properties fo:margin-top="0.0835in" fo:margin-bottom="0in" fo:text-align="start" style:justify-single-word="false">
        <style:tab-stops>
          <style:tab-stop style:position="0.3126in"/>
        </style:tab-stops>
      </style:paragraph-properties>
      <style:text-properties fo:color="#000000" fo:language="es" fo:country="ES" style:font-size-complex="9pt"/>
    </style:style>
    <style:style style:name="P74" style:family="paragraph" style:parent-style-name="Standard" style:list-style-name="WW8Num7">
      <style:paragraph-properties fo:margin-top="0.0835in" fo:margin-bottom="0in"/>
      <style:text-properties fo:color="#000000" fo:language="en" fo:country="US" style:font-name-complex="Arial" style:font-size-complex="11pt"/>
    </style:style>
    <style:style style:name="P75" style:family="paragraph" style:parent-style-name="Standard" style:list-style-name="WW8Num20">
      <style:paragraph-properties fo:margin-top="0.0835in" fo:margin-bottom="0in"/>
    </style:style>
    <style:style style:name="P76" style:family="paragraph" style:parent-style-name="Standard" style:list-style-name="WW8Num3">
      <style:paragraph-properties fo:margin-top="0.0835in" fo:margin-bottom="0in"/>
    </style:style>
    <style:style style:name="P77" style:family="paragraph" style:parent-style-name="Standard" style:list-style-name="WW8Num2">
      <style:paragraph-properties fo:margin-top="0.0835in" fo:margin-bottom="0in"/>
    </style:style>
    <style:style style:name="P78" style:family="paragraph" style:parent-style-name="Standard" style:list-style-name="WW8Num9">
      <style:paragraph-properties fo:margin-top="0.0835in" fo:margin-bottom="0in"/>
    </style:style>
    <style:style style:name="P79" style:family="paragraph" style:parent-style-name="Standard" style:list-style-name="WW8Num19">
      <style:paragraph-properties fo:margin-top="0.0835in" fo:margin-bottom="0in"/>
    </style:style>
    <style:style style:name="P80" style:family="paragraph" style:parent-style-name="Standard">
      <style:paragraph-properties fo:margin-top="0.0835in" fo:margin-bottom="0in">
        <style:tab-stops>
          <style:tab-stop style:position="0.3126in"/>
        </style:tab-stops>
      </style:paragraph-properties>
    </style:style>
    <style:style style:name="P81" style:family="paragraph" style:parent-style-name="Standard" style:list-style-name="WW8Num24">
      <style:paragraph-properties fo:margin-top="0.0835in" fo:margin-bottom="0in">
        <style:tab-stops>
          <style:tab-stop style:position="0.3126in"/>
        </style:tab-stops>
      </style:paragraph-properties>
    </style:style>
    <style:style style:name="P82" style:family="paragraph" style:parent-style-name="Standard" style:list-style-name="WW8Num12">
      <style:paragraph-properties fo:margin-top="0.0835in" fo:margin-bottom="0in">
        <style:tab-stops>
          <style:tab-stop style:position="0.3126in"/>
        </style:tab-stops>
      </style:paragraph-properties>
    </style:style>
    <style:style style:name="P83" style:family="paragraph" style:parent-style-name="Standard" style:list-style-name="WW8Num15">
      <style:paragraph-properties fo:margin-top="0.0835in" fo:margin-bottom="0in">
        <style:tab-stops>
          <style:tab-stop style:position="0.3126in"/>
        </style:tab-stops>
      </style:paragraph-properties>
    </style:style>
    <style:style style:name="P84" style:family="paragraph" style:parent-style-name="Standard" style:list-style-name="WW8Num17">
      <style:paragraph-properties fo:margin-top="0.0835in" fo:margin-bottom="0in">
        <style:tab-stops>
          <style:tab-stop style:position="0.3126in"/>
        </style:tab-stops>
      </style:paragraph-properties>
    </style:style>
    <style:style style:name="P85" style:family="paragraph" style:parent-style-name="Standard" style:list-style-name="WW8Num10">
      <style:paragraph-properties fo:margin-top="0.0835in" fo:margin-bottom="0in">
        <style:tab-stops>
          <style:tab-stop style:position="0.3126in"/>
        </style:tab-stops>
      </style:paragraph-properties>
    </style:style>
    <style:style style:name="P86" style:family="paragraph" style:parent-style-name="Standard" style:list-style-name="WW8Num25">
      <style:paragraph-properties fo:margin-top="0.0835in" fo:margin-bottom="0in">
        <style:tab-stops>
          <style:tab-stop style:position="0.3126in"/>
        </style:tab-stops>
      </style:paragraph-properties>
    </style:style>
    <style:style style:name="P87" style:family="paragraph" style:parent-style-name="Standard" style:list-style-name="WW8Num6">
      <style:paragraph-properties fo:margin-top="0.0835in" fo:margin-bottom="0in"/>
    </style:style>
    <style:style style:name="P88" style:family="paragraph" style:parent-style-name="Standard" style:list-style-name="WW8Num16">
      <style:paragraph-properties fo:margin-top="0.0835in" fo:margin-bottom="0in"/>
    </style:style>
    <style:style style:name="P89" style:family="paragraph" style:parent-style-name="Standard" style:list-style-name="WW8Num1">
      <style:paragraph-properties fo:margin-top="0.0835in" fo:margin-bottom="0in"/>
    </style:style>
    <style:style style:name="P90" style:family="paragraph" style:parent-style-name="Standard" style:list-style-name="WW8Num21">
      <style:paragraph-properties fo:margin-top="0.0835in" fo:margin-bottom="0in"/>
    </style:style>
    <style:style style:name="P91" style:family="paragraph" style:parent-style-name="Standard" style:list-style-name="WW8Num7">
      <style:paragraph-properties fo:margin-top="0.0835in" fo:margin-bottom="0in"/>
    </style:style>
    <style:style style:name="P92" style:family="paragraph" style:parent-style-name="Standard">
      <style:paragraph-properties fo:margin-top="0.0835in" fo:margin-bottom="0in">
        <style:tab-stops>
          <style:tab-stop style:position="0.25in"/>
        </style:tab-stops>
      </style:paragraph-properties>
    </style:style>
    <style:style style:name="P93" style:family="paragraph" style:parent-style-name="Standard" style:list-style-name="WW8Num27">
      <style:paragraph-properties fo:margin-left="0.5in" fo:margin-right="0in" fo:margin-top="0.0835in" fo:margin-bottom="0in" fo:text-indent="0in" style:auto-text-indent="false">
        <style:tab-stops>
          <style:tab-stop style:position="0.5in"/>
        </style:tab-stops>
      </style:paragraph-properties>
    </style:style>
    <style:style style:name="P94" style:family="paragraph" style:parent-style-name="Standard" style:list-style-name="WW8Num18">
      <style:paragraph-properties fo:margin-left="0.5in" fo:margin-right="0in" fo:margin-top="0.0835in" fo:margin-bottom="0in" fo:text-indent="0in" style:auto-text-indent="false">
        <style:tab-stops>
          <style:tab-stop style:position="0.5in"/>
        </style:tab-stops>
      </style:paragraph-properties>
    </style:style>
    <style:style style:name="P95" style:family="paragraph" style:parent-style-name="Standard" style:list-style-name="WW8Num27">
      <style:paragraph-properties fo:margin-left="0.5in" fo:margin-right="0in" fo:margin-top="0.0835in" fo:margin-bottom="0in" fo:text-indent="0in" style:auto-text-indent="false">
        <style:tab-stops>
          <style:tab-stop style:position="0.5in"/>
        </style:tab-stops>
      </style:paragraph-properties>
      <style:text-properties fo:language="es" fo:country="ES" style:font-size-complex="9pt"/>
    </style:style>
    <style:style style:name="P96" style:family="paragraph" style:parent-style-name="Standard" style:list-style-name="WW8Num5">
      <style:paragraph-properties fo:margin-left="0.2992in" fo:margin-right="0in" fo:margin-top="0.25in" fo:margin-bottom="0in" fo:text-align="start" style:justify-single-word="false" fo:text-indent="-0.2992in" style:auto-text-indent="false"/>
      <style:text-properties fo:language="es" fo:country="ES" fo:font-weight="bold" style:font-weight-asian="bold" style:font-size-complex="9pt"/>
    </style:style>
    <style:style style:name="P97" style:family="paragraph" style:parent-style-name="Standard">
      <style:paragraph-properties fo:margin-left="0.3in" fo:margin-right="0in" fo:margin-top="0.0835in" fo:margin-bottom="0in" fo:text-indent="0in" style:auto-text-indent="false">
        <style:tab-stops>
          <style:tab-stop style:position="0.3126in"/>
        </style:tab-stops>
      </style:paragraph-properties>
    </style:style>
    <style:style style:name="P98" style:family="paragraph" style:parent-style-name="Standard">
      <style:paragraph-properties fo:margin-left="0.3in" fo:margin-right="0in" fo:margin-top="0.0835in" fo:margin-bottom="0in" fo:text-indent="0in" style:auto-text-indent="false">
        <style:tab-stops>
          <style:tab-stop style:position="0.3126in"/>
        </style:tab-stops>
      </style:paragraph-properties>
      <style:text-properties fo:language="es" fo:country="ES" style:font-size-complex="9pt"/>
    </style:style>
    <style:style style:name="P99" style:family="paragraph" style:parent-style-name="Standard">
      <style:paragraph-properties fo:margin-left="0.2957in" fo:margin-right="0in" fo:margin-top="0.0835in" fo:margin-bottom="0in" fo:text-align="start" style:justify-single-word="false" fo:text-indent="0in" style:auto-text-indent="false">
        <style:tab-stops>
          <style:tab-stop style:position="0.3126in"/>
        </style:tab-stops>
      </style:paragraph-properties>
      <style:text-properties fo:language="es" fo:country="ES" style:font-size-complex="9pt"/>
    </style:style>
    <style:style style:name="P100" style:family="paragraph" style:parent-style-name="Standard">
      <style:paragraph-properties fo:margin-left="1in" fo:margin-right="0in" fo:margin-top="0.0835in" fo:margin-bottom="0in" fo:text-align="start" style:justify-single-word="false" fo:text-indent="0in" style:auto-text-indent="false">
        <style:tab-stops>
          <style:tab-stop style:position="0.75in"/>
        </style:tab-stops>
      </style:paragraph-properties>
    </style:style>
    <style:style style:name="P101" style:family="paragraph" style:parent-style-name="Standard">
      <style:paragraph-properties fo:margin-left="1in" fo:margin-right="0in" fo:margin-top="0.0835in" fo:margin-bottom="0in" fo:text-align="start" style:justify-single-word="false" fo:text-indent="0in" style:auto-text-indent="false">
        <style:tab-stops>
          <style:tab-stop style:position="0.75in"/>
        </style:tab-stops>
      </style:paragraph-properties>
      <style:text-properties fo:language="es" fo:country="ES" style:font-size-complex="9pt"/>
    </style:style>
    <style:style style:name="P102" style:family="paragraph" style:parent-style-name="Standard">
      <style:paragraph-properties fo:margin-left="0.75in" fo:margin-right="0in" fo:margin-top="0.0835in" fo:margin-bottom="0in" fo:text-indent="0in" style:auto-text-indent="false"/>
    </style:style>
    <style:style style:name="P103" style:family="paragraph" style:parent-style-name="Standard" style:list-style-name="WW8Num4">
      <style:paragraph-properties fo:margin-left="0.75in" fo:margin-right="0in" fo:margin-top="0.0835in" fo:margin-bottom="0in" fo:text-indent="0in" style:auto-text-indent="false">
        <style:tab-stops>
          <style:tab-stop style:position="0.75in"/>
        </style:tab-stops>
      </style:paragraph-properties>
    </style:style>
    <style:style style:name="P104" style:family="paragraph" style:parent-style-name="Standard" style:list-style-name="WW8Num21">
      <style:paragraph-properties fo:margin-left="0.7874in" fo:margin-right="0in" fo:margin-top="0.0835in" fo:margin-bottom="0in" fo:text-indent="-0.2953in" style:auto-text-indent="false">
        <style:tab-stops>
          <style:tab-stop style:position="0.7874in"/>
        </style:tab-stops>
      </style:paragraph-properties>
    </style:style>
    <style:style style:name="P105" style:family="paragraph" style:parent-style-name="Standard" style:list-style-name="WW8Num11">
      <style:paragraph-properties fo:margin-left="0.7874in" fo:margin-right="0in" fo:margin-top="0.0835in" fo:margin-bottom="0in" fo:text-indent="-0.2953in" style:auto-text-indent="false">
        <style:tab-stops>
          <style:tab-stop style:position="0.7874in"/>
        </style:tab-stops>
      </style:paragraph-properties>
    </style:style>
    <style:style style:name="P106" style:family="paragraph" style:parent-style-name="Standard" style:list-style-name="WW8Num21">
      <style:paragraph-properties fo:margin-left="0.7874in" fo:margin-right="0in" fo:margin-top="0.0835in" fo:margin-bottom="0in" fo:text-indent="-0.2953in" style:auto-text-indent="false">
        <style:tab-stops>
          <style:tab-stop style:position="0.7874in"/>
        </style:tab-stops>
      </style:paragraph-properties>
      <style:text-properties fo:color="#000000" fo:language="es" fo:country="ES" style:font-size-complex="9pt"/>
    </style:style>
    <style:style style:name="P107" style:family="paragraph" style:parent-style-name="Standard">
      <style:paragraph-properties fo:margin-left="0in" fo:margin-right="0.0311in" fo:line-height="100%" fo:text-align="center" style:justify-single-word="false" fo:text-indent="0in" style:auto-text-indent="false">
        <style:tab-stops>
          <style:tab-stop style:position="-3.5in"/>
          <style:tab-stop style:position="0in"/>
          <style:tab-stop style:position="6.5in"/>
        </style:tab-stops>
      </style:paragraph-properties>
    </style:style>
    <style:style style:name="P108" style:family="paragraph" style:parent-style-name="Standard">
      <style:paragraph-properties fo:margin-left="0in" fo:margin-right="0.0311in" fo:line-height="100%" fo:text-align="center" style:justify-single-word="false" fo:text-indent="0in" style:auto-text-indent="false">
        <style:tab-stops>
          <style:tab-stop style:position="-3.5in"/>
          <style:tab-stop style:position="0in"/>
        </style:tab-stops>
      </style:paragraph-properties>
      <style:text-properties fo:font-size="11pt" style:font-size-asian="11pt"/>
    </style:style>
    <style:style style:name="P109" style:family="paragraph" style:parent-style-name="Standard">
      <style:paragraph-properties fo:margin-left="0in" fo:margin-right="0.0311in" fo:line-height="100%" fo:text-align="center" style:justify-single-word="false" fo:text-indent="0in" style:auto-text-indent="false">
        <style:tab-stops>
          <style:tab-stop style:position="-3.5in"/>
          <style:tab-stop style:position="0in"/>
          <style:tab-stop style:position="6.5in"/>
        </style:tab-stops>
      </style:paragraph-properties>
      <style:text-properties fo:font-size="10pt" fo:language="es" fo:country="ES" fo:font-weight="bold" style:font-size-asian="10pt" style:font-weight-asian="bold"/>
    </style:style>
    <style:style style:name="P110" style:family="paragraph" style:parent-style-name="Standard">
      <style:paragraph-properties fo:margin-top="0.1665in" fo:margin-bottom="0.1665in" fo:line-height="100%" fo:text-align="center" style:justify-single-word="false"/>
      <style:text-properties fo:font-size="11pt" fo:language="es" fo:country="ES" fo:font-weight="bold" style:font-size-asian="11pt" style:font-weight-asian="bold" style:font-size-complex="11pt"/>
    </style:style>
    <style:style style:name="P111" style:family="paragraph" style:parent-style-name="Standard">
      <style:paragraph-properties fo:margin-top="0in" fo:margin-bottom="0.0835in" fo:line-height="100%"/>
    </style:style>
    <style:style style:name="P112" style:family="paragraph" style:parent-style-name="Standard">
      <style:paragraph-properties fo:margin-top="0in" fo:margin-bottom="0.0835in" fo:line-height="100%" fo:text-align="center" style:justify-single-word="false"/>
    </style:style>
    <style:style style:name="P113" style:family="paragraph" style:parent-style-name="Standard">
      <style:paragraph-properties fo:margin-top="0in" fo:margin-bottom="0.0835in" fo:line-height="100%" style:text-autospace="none"/>
      <style:text-properties fo:language="es" fo:country="ES" style:font-size-complex="12pt"/>
    </style:style>
    <style:style style:name="P114" style:family="paragraph" style:parent-style-name="Standard">
      <style:paragraph-properties fo:margin-top="0.0835in" fo:margin-bottom="0.0835in" fo:line-height="100%"/>
    </style:style>
    <style:style style:name="P115" style:family="paragraph" style:parent-style-name="Standard">
      <style:paragraph-properties fo:margin-left="0in" fo:margin-right="0in" fo:line-height="100%" fo:text-indent="0.5in" style:auto-text-indent="false" style:text-autospace="none"/>
    </style:style>
    <style:style style:name="P116" style:family="paragraph" style:parent-style-name="Standard">
      <style:paragraph-properties fo:margin-left="0in" fo:margin-right="0in" fo:line-height="100%" fo:text-align="start" style:justify-single-word="false" fo:text-indent="0.5in" style:auto-text-indent="false" style:text-autospace="none"/>
      <style:text-properties fo:font-size="11pt" fo:language="es" fo:country="ES" style:font-size-asian="11pt" style:font-name-complex="TTE2B2A468t00" style:font-size-complex="11pt"/>
    </style:style>
    <style:style style:name="P117" style:family="paragraph" style:parent-style-name="Standard">
      <style:paragraph-properties fo:margin-left="0.4925in" fo:margin-right="0in" fo:line-height="100%" fo:text-align="start" style:justify-single-word="false" fo:text-indent="0.0075in" style:auto-text-indent="false" style:text-autospace="none"/>
      <style:text-properties fo:font-size="11pt" fo:language="es" fo:country="ES" style:font-size-asian="11pt" style:font-name-complex="TTE2B2A468t00" style:font-size-complex="11pt"/>
    </style:style>
    <style:style style:name="P118" style:family="paragraph" style:parent-style-name="Standard" style:master-page-name="Convert_20_1">
      <style:paragraph-properties style:page-number="auto"/>
      <style:text-properties fo:language="es" fo:country="ES" fo:font-weight="bold" style:font-weight-asian="bold" style:font-size-complex="9pt"/>
    </style:style>
    <style:style style:name="P119" style:family="paragraph" style:parent-style-name="Standard" style:master-page-name="Convert_20_2">
      <style:paragraph-properties style:page-number="auto"/>
      <style:text-properties fo:language="es" fo:country="ES" fo:font-weight="bold" style:font-weight-asian="bold" style:font-size-complex="9pt"/>
    </style:style>
    <style:style style:name="P120" style:family="paragraph" style:parent-style-name="Standard" style:master-page-name="Convert_20_3">
      <style:paragraph-properties fo:text-align="start" style:justify-single-word="false" style:page-number="auto"/>
    </style:style>
    <style:style style:name="P121" style:family="paragraph" style:parent-style-name="Standard" style:master-page-name="Convert_20_4">
      <style:paragraph-properties fo:text-align="start" style:justify-single-word="false" style:page-number="auto"/>
    </style:style>
    <style:style style:name="P122" style:family="paragraph" style:parent-style-name="Standard" style:master-page-name="Convert_20_5">
      <style:paragraph-properties fo:text-align="start" style:justify-single-word="false" style:page-number="auto"/>
    </style:style>
    <style:style style:name="P123" style:family="paragraph" style:parent-style-name="Standard" style:master-page-name="Convert_20_6">
      <style:paragraph-properties fo:text-align="start" style:justify-single-word="false" style:page-number="auto"/>
    </style:style>
    <style:style style:name="P124" style:family="paragraph" style:parent-style-name="Standard" style:master-page-name="Convert_20_7">
      <style:paragraph-properties fo:text-align="start" style:justify-single-word="false" style:page-number="auto"/>
      <style:text-properties fo:font-weight="bold" style:font-weight-asian="bold"/>
    </style:style>
    <style:style style:name="P125" style:family="paragraph" style:parent-style-name="Standard" style:master-page-name="Convert_20_8">
      <style:paragraph-properties fo:line-height="100%" fo:text-align="start" style:justify-single-word="false" style:page-number="auto" style:text-autospace="none"/>
      <style:text-properties style:font-name="TTE2B2A468t00" fo:font-size="11pt" fo:language="es" fo:country="ES" style:font-size-asian="11pt" style:font-name-complex="TTE2B2A468t00" style:font-size-complex="11pt"/>
    </style:style>
    <style:style style:name="P126" style:family="paragraph">
      <style:paragraph-properties fo:text-align="center" style:writing-mode="lr-tb"/>
      <style:text-properties fo:font-size="24pt"/>
    </style:style>
    <style:style style:name="P127" style:family="paragraph">
      <style:paragraph-properties style:writing-mode="lr-tb"/>
    </style:style>
    <style:style style:name="T1" style:family="text">
      <style:text-properties fo:font-size="11pt" fo:language="es" fo:country="ES" style:font-size-asian="11pt" style:font-size-complex="11pt"/>
    </style:style>
    <style:style style:name="T2" style:family="text">
      <style:text-properties fo:font-size="11pt" fo:language="es" fo:country="ES" style:font-size-asian="11pt" style:language-asian="none" style:country-asian="none" style:font-size-complex="11pt"/>
    </style:style>
    <style:style style:name="T3" style:family="text">
      <style:text-properties fo:font-size="11pt" fo:language="es" fo:country="ES" style:font-size-asian="11pt" style:font-name-complex="TTE2B2A468t00" style:font-size-complex="11pt"/>
    </style:style>
    <style:style style:name="T4" style:family="text">
      <style:text-properties fo:font-size="11pt" fo:language="es" fo:country="ES" fo:font-weight="bold" style:font-size-asian="11pt" style:font-weight-asian="bold" style:font-size-complex="11pt"/>
    </style:style>
    <style:style style:name="T5" style:family="text">
      <style:text-properties fo:font-size="11pt" fo:language="es" fo:country="ES" fo:font-weight="bold" style:font-size-asian="11pt" style:font-weight-asian="bold" style:font-name-complex="TTE2B2A468t00" style:font-size-complex="11pt"/>
    </style:style>
    <style:style style:name="T6" style:family="text">
      <style:text-properties fo:font-size="11pt" fo:language="en" fo:country="US" style:font-size-asian="11pt" style:language-asian="none" style:country-asian="none" style:font-size-complex="11pt"/>
    </style:style>
    <style:style style:name="T7" style:family="text">
      <style:text-properties fo:font-size="11pt" fo:language="en" fo:country="US" fo:font-weight="bold" style:font-size-asian="11pt" style:language-asian="none" style:country-asian="none" style:font-weight-asian="bold" style:font-size-complex="11pt"/>
    </style:style>
    <style:style style:name="T8" style:family="text">
      <style:text-properties fo:font-size="11pt" fo:language="none" fo:country="none" fo:font-weight="bold" style:font-size-asian="11pt" style:font-weight-asian="bold" style:font-size-complex="11pt"/>
    </style:style>
    <style:style style:name="T9" style:family="text">
      <style:text-properties fo:font-size="10pt" fo:language="es" fo:country="ES" fo:font-weight="bold" style:font-size-asian="10pt" style:font-weight-asian="bold"/>
    </style:style>
    <style:style style:name="T10" style:family="text">
      <style:text-properties fo:font-weight="bold" style:font-weight-asian="bold"/>
    </style:style>
    <style:style style:name="T11" style:family="text">
      <style:text-properties fo:font-weight="bold" style:font-weight-asian="bold" style:font-size-complex="12pt"/>
    </style:style>
    <style:style style:name="T12" style:family="text">
      <style:text-properties fo:font-size="14pt" fo:language="es" fo:country="ES" fo:font-weight="bold" style:font-size-asian="14pt" style:font-weight-asian="bold" style:font-size-complex="14pt"/>
    </style:style>
    <style:style style:name="T13" style:family="text">
      <style:text-properties fo:font-size="14pt" fo:language="es" fo:country="ES" style:font-size-asian="14pt" style:font-size-complex="14pt"/>
    </style:style>
    <style:style style:name="T14" style:family="text">
      <style:text-properties fo:font-size="14pt" style:font-size-asian="14pt" style:font-size-complex="14pt"/>
    </style:style>
    <style:style style:name="T15" style:family="text">
      <style:text-properties fo:language="es" fo:country="ES"/>
    </style:style>
    <style:style style:name="T16" style:family="text">
      <style:text-properties fo:language="es" fo:country="ES" fo:font-weight="bold" style:font-weight-asian="bold" style:font-size-complex="9pt"/>
    </style:style>
    <style:style style:name="T17" style:family="text">
      <style:text-properties fo:language="es" fo:country="ES" fo:font-weight="bold" style:font-weight-asian="bold" style:font-size-complex="12pt"/>
    </style:style>
    <style:style style:name="T18" style:family="text">
      <style:text-properties fo:language="es" fo:country="ES" style:font-size-complex="9pt"/>
    </style:style>
    <style:style style:name="T19" style:family="text">
      <style:text-properties fo:language="es" fo:country="ES" fo:font-style="italic" style:font-style-asian="italic" style:font-size-complex="9pt"/>
    </style:style>
    <style:style style:name="T20" style:family="text">
      <style:text-properties fo:language="es" fo:country="ES" style:font-size-complex="12pt"/>
    </style:style>
    <style:style style:name="T21" style:family="text">
      <style:text-properties fo:color="#000000" fo:font-size="14pt" fo:language="es" fo:country="ES" fo:font-weight="bold" style:font-size-asian="14pt" style:font-weight-asian="bold" style:font-size-complex="14pt"/>
    </style:style>
    <style:style style:name="T22" style:family="text">
      <style:text-properties fo:color="#000000" fo:language="es" fo:country="ES" style:font-size-complex="9pt"/>
    </style:style>
    <style:style style:name="T23" style:family="text">
      <style:text-properties fo:color="#000000" fo:language="es" fo:country="ES" fo:font-style="italic" style:font-style-asian="italic" style:font-size-complex="9pt"/>
    </style:style>
    <style:style style:name="T24" style:family="text">
      <style:text-properties fo:color="#000000" fo:language="en" fo:country="US" style:font-size-complex="9pt"/>
    </style:style>
    <style:style style:name="T25" style:family="text">
      <style:text-properties fo:color="#000000" style:text-underline-style="none"/>
    </style:style>
    <style:style style:name="T26" style:family="text">
      <style:text-properties fo:color="#000000" fo:language="es" fo:country="ES" style:text-underline-style="none" style:font-size-complex="9pt"/>
    </style:style>
    <style:style style:name="T27" style:family="text">
      <style:text-properties fo:color="#0000ff" fo:language="es" fo:country="ES" style:font-size-complex="9pt"/>
    </style:style>
    <style:style style:name="T28" style:family="text">
      <style:text-properties fo:language="pt" fo:country="BR"/>
    </style:style>
    <style:style style:name="T29" style:family="text">
      <style:text-properties fo:language="pt" fo:country="BR" style:font-size-complex="9pt"/>
    </style:style>
    <style:style style:name="T30" style:family="text">
      <style:text-properties fo:color="#ff0000" fo:language="pt" fo:country="BR" style:font-size-complex="9pt"/>
    </style:style>
    <style:style style:name="T31" style:family="text">
      <style:text-properties fo:color="#ff0000" fo:language="es" fo:country="ES" style:font-size-complex="9pt"/>
    </style:style>
    <style:style style:name="T32" style:family="text">
      <style:text-properties fo:language="en" fo:country="GB"/>
    </style:style>
    <style:style style:name="T33" style:family="text">
      <style:text-properties fo:language="en" fo:country="GB" style:font-size-complex="9pt"/>
    </style:style>
    <style:style style:name="T34" style:family="text">
      <style:text-properties fo:language="en" fo:country="GB" fo:font-style="italic" style:font-style-asian="italic" style:font-size-complex="9pt"/>
    </style:style>
    <style:style style:name="T35" style:family="text">
      <style:text-properties fo:language="en" fo:country="GB" style:text-underline-style="solid" style:text-underline-width="auto" style:text-underline-color="font-color" style:font-size-complex="9pt"/>
    </style:style>
    <style:style style:name="T36" style:family="text">
      <style:text-properties fo:language="en" fo:country="US"/>
    </style:style>
    <style:style style:name="T37" style:family="text">
      <style:text-properties fo:language="en" fo:country="US" style:language-asian="none" style:country-asian="none" style:font-size-complex="9pt"/>
    </style:style>
    <style:style style:name="T38" style:family="text">
      <style:text-properties style:text-position="super 58%" fo:font-size="11pt" fo:language="es" fo:country="ES" style:font-size-asian="11pt" style:font-size-complex="11pt"/>
    </style:style>
    <style:style style:name="T39" style:family="text">
      <style:text-properties style:language-asian="none" style:country-asian="none"/>
    </style:style>
    <style:style style:name="fr1" style:family="graphic" style:parent-style-name="OLE">
      <style:graphic-properties style:vertical-pos="top" style:vertical-rel="baseline" draw:ole-draw-aspect="1" draw:visible-area-top="0in" draw:visible-area-width="0.95in" draw:visible-area-height="0.7in"/>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6429in" draw:visible-area-height="9.0138in"/>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wrap="run-through" style:number-wrapped-paragraphs="no-limit" style:vertical-pos="from-top" style:horizontal-pos="from-left" style:horizontal-rel="char"/>
    </style:style>
    <style:style style:name="gr2"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style:run-through="foreground" style:wrap="run-through" style:number-wrapped-paragraphs="no-limit" style:vertical-pos="from-top" style:horizontal-pos="from-left" style:horizontal-rel="char"/>
    </style:style>
    <style:style style:name="gr3" style:family="graphic">
      <style:graphic-properties draw:stroke="solid" svg:stroke-width="0.017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wrap="run-through" style:number-wrapped-paragraphs="no-limit" style:vertical-pos="from-top" style:horizontal-pos="from-left" style:horizontal-rel="char"/>
    </style:style>
    <style:style style:name="gr4"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Object1" text:anchor-type="as-char" svg:width="0.95in" svg:height="0.7in" draw:z-index="26"><draw:object-ole xlink:href="./Object 1" xlink:type="simple" xlink:show="embed" xlink:actuate="onLoad"/><draw:image xlink:href="./ObjectReplacements/Object 1" xlink:type="simple" xlink:show="embed" xlink:actuate="onLoad"/></draw:frame></text:p>
      <text:p text:style-name="P38">UNIVERSIDAD <text:s/>SIMON <text:s/>BOLIVAR</text:p>
      <text:p text:style-name="P37">DECANATO DE ESTUDIOS PROFESIONALES</text:p>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2">NORMAS GENERALES PARA LA REDAC</text:span><text:span text:style-name="T12">CIÓN Y PRESENTACIÓN <text:line-break/>DEL LIBRO FINAL DE LOS </text:span><text:span text:style-name="T21">PROYECTOS</text:span><text:span text:style-name="T12"> DE GRADO Y <text:line-break/>PASANTÍAS LARGAS E INTERMEDIA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6">JUNI</text:span><text:span text:style-name="T16">O 2008</text:span></text:p>
      <text:p text:style-name="P39">1. DISPOSICIONES GENERALES</text:p>
      <text:list xml:id="list2055454847" text:style-name="WW8Num22">
        <text:list-item>
          <text:list>
            <text:list-item>
              <text:p text:style-name="P46"><text:span text:style-name="T18">Es responsabilidad del estudiante verificar las fechas establecidas por las Coordinaciones Docentes</text:span><text:span text:style-name="T18"> y por el Decanato de Estudios Profesionales para las diferentes etapas del proceso de evaluación de los informes de Proyecto de Grado y Pasantía Larga/Intermedia.</text:span><text:span text:style-name="T16"> </text:span><text:span text:style-name="T18">La fecha límite de la presentación oral del informe (defensa) será publicada por el Decanato de Estudios Profesionales (</text:span><text:a xlink:type="simple" xlink:href="http://www.profesionales.usb.ve/"><text:span text:style-name="Internet_20_link"><text:span text:style-name="T26">www.profesionales.usb.ve</text:span></text:span></text:a><text:span text:style-name="T18">) y por las Coordinaciones Docentes.</text:span></text:p>
            </text:list-item>
            <text:list-item>
              <text:p text:style-name="P47">El estudiante debe entregar antes de la fecha límite correspondiente lo siguiente:</text:p>
            </text:list-item>
          </text:list>
        </text:list-item>
      </text:list>
      <text:list xml:id="list577630703" text:style-name="WW8Num27">
        <text:list-item>
          <text:p text:style-name="P95">Acta <text:s/>de Evaluación del Proyecto de Grado (original) o Pasantía (copia).</text:p>
        </text:list-item>
        <text:list-item>
          <text:p text:style-name="P93"><text:span text:style-name="T18">Un (1) ejemplar </text:span><text:span text:style-name="T18">impreso del informe del Proyecto de Grado o Pasantía Larga/Intermedia con el formato y encuadernado según lo establecido en este instructivo. </text:span></text:p>
        </text:list-item>
        <text:list-item>
          <text:p text:style-name="P93"><text:span text:style-name="T18">Dos (2) CD-ROMs con el archivo en formato PDF del informe del Proyecto de Grado o de Pasantía Larga/Intermedia, de acuerdo a los lineamientos publicados por este Decanato.</text:span></text:p>
        </text:list-item>
      </text:list>
      <text:list xml:id="list472061031" text:continue-list="list2055454847" text:style-name="WW8Num22">
        <text:list-item>
          <text:list>
            <text:list-item>
              <text:p text:style-name="P65"><text:span text:style-name="T18">El CD-ROM</text:span><text:span text:style-name="T18"> se ceñirá a los lineamientos establecidos por el Decanato de Estudios Profesionales (</text:span><text:a xlink:type="simple" xlink:href="http://www.profesionales.usb.ve/"><text:span text:style-name="Internet_20_link"><text:span text:style-name="T26">www.profesionales.usb.ve</text:span></text:span></text:a><text:span text:style-name="T18">), y su contenido reflejará de forma fiel e íntegra el contenido del ejemplar escrito evaluado y aprobado por el jurado.</text:span></text:p>
            </text:list-item>
            <text:list-item>
              <text:p text:style-name="P65"><text:span text:style-name="T18">Todos los aspectos mencionados son requisitos indispensables para que </text:span><text:span text:style-name="T18">el expediente de grado pueda ser procesado y así el estudiante pueda firmar el Acta de Grado.</text:span></text:p>
            </text:list-item>
          </text:list>
        </text:list-item>
      </text:list>
      <text:p text:style-name="P64"/>
      <text:list xml:id="list619560192" text:style-name="WW8Num5">
        <text:list-item>
          <text:p text:style-name="P40">PRESENTACIÓN DEL MANUSCRITO</text:p>
        </text:list-item>
      </text:list>
      <text:p text:style-name="P48"><text:tab/>A continuación se establecen las condiciones mínimas <text:s/>que debe cumplir el manuscrito del trabajo final en cuanto a formato, materiales a utilizar y aspecto externo.</text:p>
      <text:list xml:id="list1310264663" text:continue-numbering="true" text:style-name="WW8Num5">
        <text:list-item>
          <text:list>
            <text:list-item>
              <text:p text:style-name="P43"><text:span text:style-name="T16">Papel </text:span></text:p>
            </text:list-item>
          </text:list>
        </text:list-item>
      </text:list>
      <text:list xml:id="list1008696937" text:style-name="WW8Num20">
        <text:list-item>
          <text:p text:style-name="P66"><text:span text:style-name="T18">Se usará p</text:span><text:span text:style-name="T18">apel bond blanco base 20, tamaño carta (21.59 x 27.94 cm).</text:span></text:p>
        </text:list-item>
        <text:list-item>
          <text:p text:style-name="P49">Las hojas no deben tener rayas ni perforaciones.</text:p>
        </text:list-item>
      </text:list>
      <text:list xml:id="list1197212865" text:continue-list="list1310264663" text:style-name="WW8Num5">
        <text:list-item>
          <text:list>
            <text:list-item>
              <text:p text:style-name="P41">Escrito</text:p>
            </text:list-item>
          </text:list>
        </text:list-item>
      </text:list>
      <text:list xml:id="list558332034" text:style-name="WW8Num23">
        <text:list-item>
          <text:p text:style-name="P70"><text:soft-page-break/><text:span text:style-name="T18">En caso de que la Coordinación Docente respectiva establezca un límite para el número de páginas del documento, éste debe ser respetado.</text:span><text:span text:style-name="T18"> </text:span></text:p>
        </text:list-item>
        <text:list-item>
          <text:p text:style-name="P54">El escrito, símbolos, marcas, gráficos, tablas, ilustraciones, etc. del trabajo deben hacerse con un sistema que produzca imágenes permanentes, tanto en el original como en las copias.</text:p>
        </text:list-item>
        <text:list-item>
          <text:p text:style-name="P70"><text:span text:style-name="T18">No se aceptarán trabajos con enmiendas ni copias en mal </text:span><text:span text:style-name="T22">estado.</text:span></text:p>
        </text:list-item>
        <text:list-item>
          <text:p text:style-name="P70"><text:span text:style-name="T18">La </text:span><text:span text:style-name="T22">escritura del texto se realizará</text:span><text:span text:style-name="T18"> usando un solo tipo de letra en todo el trabajo, salvo los </text:span><text:span text:style-name="T22">símbolos, que podrán ser insertados en forma cuidadosa y legible con otro tipo de letra. Para el texto principal se exige utilizar un tipo de letra de la clase “serif”, como por ejemplo “Times”, “Times New Roman”, “Century”, “New Century”, <text:s/>o “Courier”, u otro tipo cuando realmente se justifique. El tamaño del tipo de letra utilizado será de doce (12) puntos. No se aceptarán textos escritos a mano. Este estándar tipográfico podrá variar, considerándose excepciones en aquellos casos en los cuales tipos distintos de letra, e inclusive la escritura manuscrita, constituyan parte esencial de la expresión gráfica del trabajo, si así es aprobado por el tutor académico.</text:span></text:p>
        </text:list-item>
        <text:list-item>
          <text:p text:style-name="P70"><text:span text:style-name="T22">El documento </text:span><text:span text:style-name="T22">podrá imprimirse en una sola cara del papel, o en ambas caras. En los casos de trabajos con más de 200 páginas, deberán utilizarse ambas caras. En este caso deberá intercambiarse el margen izquierdo por el derecho para la escritura en el reverso del papel.</text:span></text:p>
        </text:list-item>
        <text:list-item>
          <text:p text:style-name="P71">Cada párrafo debe empezar con una sangría de 3 espacios.</text:p>
        </text:list-item>
        <text:list-item>
          <text:p text:style-name="P70"><text:span text:style-name="T22">Las líneas</text:span><text:span text:style-name="T18"> de escritura deben estar separadas a un espacio y medio (1,5 líneas).</text:span></text:p>
        </text:list-item>
        <text:list-item>
          <text:p text:style-name="P54">La alineación del texto será del tipo justificado, a excepción de las enumeraciones o listas, las cuales podrán alinearse a la izquierda.</text:p>
        </text:list-item>
        <text:list-item>
          <text:p text:style-name="P70"><text:span text:style-name="T18">Los párrafos deben </text:span><text:span text:style-name="T18">estar separados a doble espacio, o de manera equivalente, un espacio de seis (6) puntos adicional al interlineado de 1,5 líneas.</text:span></text:p>
        </text:list-item>
      </text:list>
      <text:list xml:id="list687746654" text:continue-list="list1008696937" text:style-name="WW8Num20">
        <text:list-item>
          <text:p text:style-name="P75"><text:span text:style-name="T18">El margen izquierdo será de tres (3) cm</text:span><text:span text:style-name="T18">. para permitir la encuadernación, y los otros márgenes (derecha, superior e inferior) serán de dos (2) cm. Estos márgenes serán respetados a lo largo de todo el documento. Al inicio de cada capítulo, el margen superior será de cinco (5) cm. En los casos en los que se utilice el reverso del papel, </text:span><text:span text:style-name="T22">deberá intercambiarse el margen izquierdo por el derecho. Esta estructura de márgenes podrá </text:span><text:soft-page-break/><text:span text:style-name="T22">variar siempre que ello sea como consecuencia directa de la expresión del tema estudiado, con la aprobación del tutor académico.</text:span><text:span text:style-name="T18"> Los márgenes también serán diferentes en caso de citas textuales de más de tres líneas (ver 2.8).</text:span></text:p>
        </text:list-item>
      </text:list>
      <text:list xml:id="list2049506759" text:continue-list="list1197212865" text:style-name="WW8Num5">
        <text:list-item>
          <text:list>
            <text:list-item>
              <text:p text:style-name="P41">Expresiones Matemáticas</text:p>
            </text:list-item>
          </text:list>
        </text:list-item>
      </text:list>
      <text:list xml:id="list233927005" text:continue-list="list558332034" text:style-name="WW8Num23">
        <text:list-item>
          <text:p text:style-name="P54">Se recomienda el uso de editores de ecuaciones para las expresiones matemáticas.</text:p>
        </text:list-item>
        <text:list-item>
          <text:p text:style-name="P70"><text:span text:style-name="T18">Las expresiones matemáticas deberán estar centradas en el texto y con un espacio adicional antes y después de cada una. </text:span><text:span text:style-name="T18">En cuanto a su numeración, ésta debera adherirse a uno de los siguientes estándares:</text:span></text:p>
          <text:list>
            <text:list-item>
              <text:p text:style-name="P54">Numeración de todas las expresiones matemáticas utilizadas, o</text:p>
            </text:list-item>
            <text:list-item>
              <text:p text:style-name="P54">Numeración de aquellas expresiones que sean citadas en el resto del documento.</text:p>
            </text:list-item>
          </text:list>
        </text:list-item>
        <text:list-item>
          <text:p text:style-name="P70"><text:span text:style-name="T18">La numeración aparecerá</text:span><text:span text:style-name="T18"> al lado derecho del margen, identificando con el primer número el capítulo, seguido por un punto y por último la numeración correlativa dentro del capítulo (por ejemplo, 3.1).. Podrán utilizarse letras minúsculas, en caso de expresiones matemáticas de múltiples partes (por ejemplo, 3.1 a, 3.1 b, etc.).</text:span></text:p>
        </text:list-item>
        <text:list-item>
          <text:p text:style-name="P70"><text:span text:style-name="T18">Las variables </text:span><text:span text:style-name="T18">y parámetros matemáticos deberán escribirse en cursiva (excepto las que usen letras griegas y/o números </text:span><text:span text:style-name="T22">arábigos)</text:span><text:span text:style-name="T18"> y usando símbolos algebraicos; nunca por sus nombre completos ni en lenguaje de computación. Las funciones matemáticas (logaritmo, exponencial, funciones trigonométricas, etc.) no deben estar escritas en cursiva. </text:span></text:p>
        </text:list-item>
      </text:list>
      <text:list xml:id="list916502215" text:continue-list="list687746654" text:style-name="WW8Num20">
        <text:list-item>
          <text:p text:style-name="P75"><text:span text:style-name="T18">Los subíndices y superíndices deberán ir con un tamaño y a un nivel que permita</text:span><text:span text:style-name="T18">n discernirlos como tales. Los enteros se separarán de los decimales por comas y nunca por puntos.</text:span></text:p>
        </text:list-item>
      </text:list>
      <text:list xml:id="list367848992" text:continue-list="list2049506759" text:style-name="WW8Num5">
        <text:list-item>
          <text:list>
            <text:list-item>
              <text:p text:style-name="P41">Estilo</text:p>
            </text:list-item>
          </text:list>
        </text:list-item>
      </text:list>
      <text:list xml:id="list1856382252" text:continue-list="list233927005" text:style-name="WW8Num23">
        <text:list-item>
          <text:p text:style-name="P70"><text:span text:style-name="T18">La redacción deberá ser gramaticalmente correcta, en especial </text:span><text:span text:style-name="T18">en cuanto atañe a la ortografía y puntuación. El trabajo deberá estar escrito en idioma castellano. No se aceptarán errores ortográficos, por lo cual se recomienda el uso de diccionarios y verificadores de ortografía.</text:span></text:p>
        </text:list-item>
        <text:list-item>
          <text:p text:style-name="P70"><text:span text:style-name="T18">El trabajo debe ser redactado en tercera y nunca en primera persona (</text:span><text:span text:style-name="T18">por ejemplo, se realiza, se aprecia, se midió, se obtuvo, etc.) </text:span></text:p>
        </text:list-item>
        <text:list-item>
          <text:p text:style-name="P70"><text:soft-page-break/><text:span text:style-name="T18">No se aceptarán términos en i</text:span><text:span text:style-name="T18">diomas distintos del castellano, excepto en casos en los cuales su uso sea estrictamente necesario. En estos casos </text:span><text:span text:style-name="T22">se deberá </text:span><text:span text:style-name="T18">dar su traducción en la primera aparición del término en cada capítulo y escribirse en letras cursivas o entre comillas, a excepción de los nombres de especies biológicas, los cuales irán en cursivas pero no requieren de traducción.</text:span></text:p>
        </text:list-item>
        <text:list-item>
          <text:p text:style-name="P70"><text:span text:style-name="T18">En caso de utilizarse acrónimos o abreviaturas, su significado deberá explicarse la primera vez que se usen en cada capítulo. Si corresponden a términos en idiomas distintos al castellano, deberá además incluirse su traducción. A</text:span><text:span text:style-name="T18">dicionalmente, cada abreviatura o acrónimo deberá incluirse en la lista de abreviaturas (ver 3.11).</text:span></text:p>
        </text:list-item>
        <text:list-item>
          <text:p text:style-name="P70"><text:span text:style-name="T18">Se usará el Sistema Internacional de Unidades, con la sola excepción de aquellos casos en que la práctica habitual, por convención industrial, haga uso de otro tipo de unidades (para las cuales se indicará en todo caso</text:span><text:span text:style-name="T18">, la equivalencia S.I.). Las unidades se abreviarán según las normas internacionales (ver Anexo A). En caso de utilizarse unidades volumétricas, éstas deben regirse según el estándar IUPAC (http://old.iupac.org/reports/).</text:span></text:p>
        </text:list-item>
      </text:list>
      <text:list xml:id="list1529238276" text:continue-list="list367848992" text:style-name="WW8Num5">
        <text:list-item>
          <text:list>
            <text:list-item>
              <text:p text:style-name="P44"><text:span text:style-name="T16">Figuras</text:span><text:span text:style-name="T16">, imágenes y tablas</text:span></text:p>
            </text:list-item>
          </text:list>
        </text:list-item>
      </text:list>
      <text:list xml:id="list1968284028" text:style-name="WW8Num3">
        <text:list-item>
          <text:p text:style-name="P76"><text:span text:style-name="T18">Deberán estar identificadas con números</text:span><text:span text:style-name="T18"> arábigos, donde se identifique la tabla y/o la figura usando un primer número para indicar el capítulo donde está la tabla o figura, seguido por un punto y finalmente por el número que la tabla y/o figura ocupe dentro del capítulo. En el texto debe aparecer con la primera letra de la palabra en mayúscula (Ej. Tabla 2.1 o Figura 4.2).</text:span></text:p>
        </text:list-item>
        <text:list-item>
          <text:p text:style-name="P76"><text:span text:style-name="T18">El título de la tabla deberá estar centrado y en la parte superior de la misma, mientras que el título de la figura, centrado y debajo de la misma y con formato de letra </text:span><text:span text:style-name="T22">“regular” o “normal” (no debe ir subrayado, en cursiva ni en negrita).</text:span><text:span text:style-name="T27"> </text:span><text:span text:style-name="T22">Todas las tablas y figuras deben tener un título y en lo posible una leyenda explicativa.</text:span></text:p>
        </text:list-item>
        <text:list-item>
          <text:p text:style-name="P55">No se aceptarán gráficas dibujadas a mano, excepto en casos estrictamente necesarios, en cuyo caso se deberán utilizar plantillas de curvas.</text:p>
        </text:list-item>
        <text:list-item>
          <text:p text:style-name="P55">En caso de que se incluyan bocetos o ilustraciones hechas a mano, éstas deberán poder apreciarse con suficiente claridad tanto en las copias escritas como en las copias electrónicas del trabajo (CD-ROM).</text:p>
        </text:list-item>
        <text:list-item>
          <text:p text:style-name="P76"><text:soft-page-break/><text:span text:style-name="T18">Las tablas</text:span><text:span text:style-name="T18">, las imágenes y las figuras deberán ser citadas en el texto antes que sean mostradas en el mismo. Deberán ir ubicadas a continuación de la primera vez que son mencionadas, en lo posible, en la misma página.</text:span></text:p>
        </text:list-item>
        <text:list-item>
          <text:p text:style-name="P76"><text:span text:style-name="T18">Si una</text:span><text:span text:style-name="T18"> tabla, imagen o figura incluída no ha sido realizada por el autor del informe, sino que por el contrario es el resultado de reproducir el material original de otro autor, el título de la misma debe terminar en la referencia, según sea el formato usado para la misma (ver sección de Referencias).</text:span></text:p>
        </text:list-item>
        <text:list-item>
          <text:p text:style-name="P76"><text:span text:style-name="T18">Las tablas, imágenes y/o figuras deberán ir separadas del texto inmediato siguiente por el equivalente a dos líneas de texto.</text:span></text:p>
        </text:list-item>
        <text:list-item>
          <text:p text:style-name="P76"><text:span text:style-name="T18">El contenido en el interior de las figuras y/o tablas no podrá tener un tamaño de texto inferior a 8 puntos.</text:span></text:p>
        </text:list-item>
        <text:list-item>
          <text:p text:style-name="P76"><text:span text:style-name="T18">Las tablas se definirán mediante el uso de líneas únicamente horizontales para indicar: comienzo</text:span><text:span text:style-name="T27">, </text:span><text:span text:style-name="T22">fin</text:span><text:span text:style-name="T18"> de la tabla y la separación de las celdas de títulos o secciones en el caso que se dispongan de estas últimas en la tabla. No se permitirán líneas verticales en las tablas.</text:span></text:p>
        </text:list-item>
        <text:list-item>
          <text:p text:style-name="P76"><text:span text:style-name="T18">De existir fotografías</text:span><text:span text:style-name="T18">, éstas deberán encuadrarse con su leyenda en los mismos márgenes utilizados en el resto del documento, según se especifica en la sección 2.2. Éstas se considerarán dentro de la misma numeración que siguen las figuras en el texto. En casos especiales podrán contemplarse variaciones a esta norma, si el trabajo así lo requiere y el tutor así lo aprueba.</text:span></text:p>
        </text:list-item>
        <text:list-item>
          <text:p text:style-name="P76"><text:span text:style-name="T18">Las fotografías </text:span><text:span text:style-name="T18">serán insertadas digitalmente, con una resolución no menor a 300 dpi. En caso de que sea necesario incluir imágenes no disponibles directamente en formato digital, éstas serán escaneadas e insertadas digitalmente en el documento. </text:span></text:p>
        </text:list-item>
        <text:list-item>
          <text:p text:style-name="P76"><text:span text:style-name="T18">La información planimétrica</text:span><text:span text:style-name="T18">, esquemática o demás documentos gráficos propios del proyecto deben colocarse en un formato que sea lo más reducido posible, pero que a la vez permita su fácil lectura, gráfica y escrita, por parte de terceros. Se recomienda el formato Tabloide.</text:span></text:p>
        </text:list-item>
      </text:list>
      <text:list xml:id="list1597912439" text:continue-list="list1529238276" text:style-name="WW8Num5">
        <text:list-item>
          <text:list>
            <text:list-item>
              <text:p text:style-name="P40">Capítulos</text:p>
            </text:list-item>
          </text:list>
        </text:list-item>
      </text:list>
      <text:list xml:id="list669626772" text:style-name="WW8Num2">
        <text:list-item>
          <text:p text:style-name="P56">Cada capítulo deberá comenzar en una página nueva y el mismo para ser considerado como tal, no podrá tener un número de páginas inferior a dos (02).</text:p>
        </text:list-item>
        <text:list-item>
          <text:p text:style-name="P77"><text:soft-page-break/><text:span text:style-name="T18">La palabra “capítulo” deberá encabezar la primera página de cada uno y se escribirá todo en mayúscula y en tamaño 14. El título del capítulo será escrito debajo de la palabra “capítulo”, todo en </text:span><text:span text:style-name="T22">mayúscula y en tamaño 12. Ambos componentes del título deben llevar el formato de <text:s/>negrita y centrados en el borde superior de la página. </text:span></text:p>
        </text:list-item>
        <text:list-item>
          <text:p text:style-name="P77"><text:span text:style-name="T22">Los títulos de orden superior (segundo orden en adelante) deberán escribirse pegados en el margen izquierdo, </text:span><text:span text:style-name="T22">en negritas, tamaño 12, identificando con su primer dígito al capítulo, seguido por un punto y el número correlativo jerárquico que corresponde al título respectivo (por ejemplo, 3.1., 3.1.1., etc.).</text:span></text:p>
        </text:list-item>
        <text:list-item>
          <text:p text:style-name="P77"><text:span text:style-name="T18">La diagramación de títulos de capítulos y otros títulos de orden superior</text:span><text:span text:style-name="T22">, así como la escogencia tipográfica anteriormente especificada podrán variar siempre que ello sea como consecuencia directa de la expresión del tema estudiado, siempre con la aprobación del tutor académico. </text:span></text:p>
        </text:list-item>
        <text:list-item>
          <text:p text:style-name="P77"><text:span text:style-name="T22">La numeración de títulos</text:span><text:span text:style-name="T22"> de capítulos y de sus partes (títulos de segundo orden o superior) se hará siempre usando números arábigos. Las listas o enumeraciones de elementos de distinta índole podrán numerarse utilizando cualquier otra convención distinta a los números arábigos, siempre y cuando ésta sea única y la misma a lo largo de todo el documento.</text:span></text:p>
        </text:list-item>
        <text:list-item>
          <text:p text:style-name="P77"><text:span text:style-name="T22">Las secciones del cuerpo del trabajo correspondientes a Introducción, Conclusiones, Recomendaciones y Referencias no deben ser identificadas </text:span><text:span text:style-name="T22">ni numeradas como capítulos. Estos títulos <text:s/>deberán estar escritos en negrita, centrados y en</text:span><text:span text:style-name="T18"> tamaño 12. El primer capítulo numerado es el que sigue inmediatamente a la Introducción.</text:span></text:p>
        </text:list-item>
      </text:list>
      <text:list xml:id="list282907589" text:continue-list="list1597912439" text:style-name="WW8Num5">
        <text:list-item>
          <text:list>
            <text:list-item>
              <text:p text:style-name="P40">Numeración de las páginas</text:p>
            </text:list-item>
          </text:list>
        </text:list-item>
      </text:list>
      <text:list xml:id="list1962769861" text:style-name="WW8Num18">
        <text:list-item>
          <text:list>
            <text:list-item>
              <text:p text:style-name="P94"><text:span text:style-name="T18">Las páginas </text:span><text:span text:style-name="T18">previas a la Introducción del trabajo se numeran con cifras romanas minúsculas en forma consecutiva (i, ii, iii, iv,…), comenzando con la página de portada, cuyo número no aparecerá, pero que cuenta como la página “i”. El primer número que aparecerá es el de la página de Resumen: página “iv”. Estas páginas con números romanos serán numeradas en la parte inferior, al centro.</text:span></text:p>
            </text:list-item>
          </text:list>
        </text:list-item>
      </text:list>
      <text:list xml:id="list1949533048" text:style-name="WW8Num13">
        <text:list-item>
          <text:p text:style-name="P57">El resto de las páginas se numerarán con números arábigos (1, 2, 3, 4,…) comenzando con la primera página de la Introducción que será la “1”. </text:p>
        </text:list-item>
      </text:list>
      <text:list xml:id="list1537559563" text:style-name="WW8Num9">
        <text:list-item>
          <text:p text:style-name="P78"><text:soft-page-break/><text:span text:style-name="T18">El número de cada página se colocará en la esquina superior derecha excepto la primera página de cada capítulo,</text:span><text:span text:style-name="T22"> la cual deberá contarse, pero no llevará explícito el número de la paginación. Tampoco se numera la página donde se presenta el </text:span><text:span text:style-name="T18">Acta Final de Grado.</text:span></text:p>
        </text:list-item>
        <text:list-item>
          <text:p text:style-name="P78"><text:span text:style-name="T18">Se excluye el uso de encabezados </text:span><text:span text:style-name="T18">o pies de página (“headers” o “footers”) que contengan información distinta a la numeración de las páginas, según se describe arriba.</text:span></text:p>
        </text:list-item>
      </text:list>
      <text:list xml:id="list1010304859" text:continue-list="list282907589" text:style-name="WW8Num5">
        <text:list-item>
          <text:list>
            <text:list-item>
              <text:p text:style-name="P43"><text:span text:style-name="T16">Notas de pie de página y c</text:span><text:span text:style-name="T16">itas </text:span></text:p>
            </text:list-item>
          </text:list>
        </text:list-item>
      </text:list>
      <text:list xml:id="list939164951" text:continue-list="list1949533048" text:style-name="WW8Num13">
        <text:list-item>
          <text:p text:style-name="P42">Se podrán incluir notas de pie de página, las cuales irán en tamaño 10, siendo numeradas de acuerdo a una única secuencia de números arábigos desde el principio y hasta el final del documento. </text:p>
        </text:list-item>
        <text:list-item>
          <text:p text:style-name="P45"><text:span text:style-name="T18">Las citas textuales reproducidas </text:span><text:span text:style-name="T18">como parte del texto irán entre comillas, sin ninguna variación tipográfica respecto al resto del documento, excepto en los casos en los cuales su extensión sea mayor de tres líneas, en cuyo caso la cita irá en un párrafo aparte, sin comillas, con letras tamaño 10, y con un sobremargen de 1 cm. por la izquierda y 0.5 cm. por la derecha.</text:span></text:p>
        </text:list-item>
      </text:list>
      <text:list xml:id="list1362475114" text:continue-list="list1010304859" text:style-name="WW8Num5">
        <text:list-item>
          <text:list>
            <text:list-item>
              <text:p text:style-name="P96">Encuadernación</text:p>
            </text:list-item>
          </text:list>
        </text:list-item>
      </text:list>
      <text:list xml:id="list1390789783" text:style-name="WW8Num19">
        <text:list-item>
          <text:p text:style-name="P79"><text:span text:style-name="T18">La encuadernación </text:span><text:span text:style-name="T18">será sencilla, en un solo tomo empastado con tapa dura de color azul oscuro o negro, con letras doradas (Anexo B).</text:span></text:p>
        </text:list-item>
      </text:list>
      <text:list xml:id="list2152302430" text:continue-list="list1362475114" text:style-name="WW8Num5">
        <text:list-item>
          <text:p text:style-name="P40">ORGANIZACIÓN DEL TRABAJO FINAL</text:p>
        </text:list-item>
      </text:list>
      <text:p text:style-name="P58"><text:tab/>A continuación se numeran las partes esenciales del informe final, en el orden que deben aparecer en el trabajo.</text:p>
      <text:list xml:id="list1768616920" text:continue-numbering="true" text:style-name="WW8Num5">
        <text:list-item>
          <text:list>
            <text:list-item>
              <text:p text:style-name="P40">Carátula</text:p>
            </text:list-item>
          </text:list>
        </text:list-item>
      </text:list>
      <text:p text:style-name="P97"><text:span text:style-name="T18">La carátula se ceñirá a un formato único, no pudiendo variase su diagramación ni tamaños de letras. El logo de la USB no podrá aparecer deformado. El formato correspondiente a la carátula se</text:span><text:span text:style-name="T18"> presenta el modelo en el Anexo C.</text:span></text:p>
      <text:list xml:id="list679125792" text:continue-numbering="true" text:style-name="WW8Num5">
        <text:list-item>
          <text:list>
            <text:list-item>
              <text:p text:style-name="P40">Página de título</text:p>
            </text:list-item>
          </text:list>
        </text:list-item>
      </text:list>
      <text:p text:style-name="P97"><text:soft-page-break/><text:span text:style-name="T18"><text:tab/></text:span><text:span text:style-name="T18">La carátula se página del título se ceñirá a un formato único, no pudiendo variase su diagramación ni tamaños de letras. El logo de la USB no podrá aparecer deformado. El formato correspondiente a la carátula se presenta el modelo en el Anexo D. El título del trabajo final debe ser específico y no contener palabras superfluas; éste ocupará una extensión máxima de cien (100) caracteres, incluyendo los espacios en blanco.</text:span></text:p>
      <text:list xml:id="list445336914" text:continue-numbering="true" text:style-name="WW8Num5">
        <text:list-item>
          <text:list>
            <text:list-item>
              <text:p text:style-name="P43"><text:span text:style-name="T16">Acta final de Proyecto de Grado y Pasantía Larga </text:span><text:span text:style-name="T16">/Intermedia</text:span></text:p>
            </text:list-item>
          </text:list>
        </text:list-item>
      </text:list>
      <text:list xml:id="list1536686376" text:style-name="WW8Num6">
        <text:list-item>
          <text:p text:style-name="P87"><text:span text:style-name="T18">El </text:span><text:span text:style-name="T18">Acta final de Proyecto de Grado incluirán las firmas originales (no fotocopia) de los miembros del jurado, tutor, asesor como corresponda. El formato del Acta se muestra en el Anexo E, así como en el Anexo F se presentan los criterios para otorgar mención especial en un Proyecto de Grado o Pasantía Larga/Intermedia.</text:span></text:p>
        </text:list-item>
        <text:list-item>
          <text:p text:style-name="P87"><text:span text:style-name="T18">El Acta de evaluación de pasantías es proporcionada por la Coordinación de Cooperación Técnica y Desarrollo Social, y está disponible en su página web<text:line-break/>(</text:span><text:a xlink:type="simple" xlink:href="http://www.ccc.coord.usb.ve/"><text:span text:style-name="Internet_20_link"><text:span text:style-name="T25">http://www.ccc.coord.usb.ve</text:span></text:span></text:a>).</text:p>
        </text:list-item>
      </text:list>
      <text:list xml:id="list345882265" text:continue-list="list445336914" text:style-name="WW8Num5">
        <text:list-item>
          <text:list>
            <text:list-item>
              <text:p text:style-name="P40">Resumen</text:p>
            </text:list-item>
          </text:list>
        </text:list-item>
      </text:list>
      <text:p text:style-name="P50"><text:tab/>Es una exposición clara y sucinta del tema tratado en el trabajo, de la metodología empleada, de los resultados obtenidos y de las conclusiones alcanzadas.</text:p>
      <text:list xml:id="list1680809450" text:style-name="WW8Num8">
        <text:list-item>
          <text:p text:style-name="P67"><text:span text:style-name="T18">Debe ocupar máximo una página</text:span><text:span text:style-name="T18">.</text:span></text:p>
        </text:list-item>
        <text:list-item>
          <text:p text:style-name="P51">Típicamente se presenta como un solo párrafo de unas 250 palabras como máximo.</text:p>
        </text:list-item>
        <text:list-item>
          <text:p text:style-name="P67"><text:span text:style-name="T18">Si se utilizan acrónimos o siglas, debe explicarse su significado </text:span><text:span text:style-name="T18">dentro del mismo resumen, entre paréntesis, la primera vez que se utilicen.</text:span></text:p>
        </text:list-item>
      </text:list>
      <text:list xml:id="list557807434" text:continue-list="list345882265" text:style-name="WW8Num5">
        <text:list-item>
          <text:list>
            <text:list-item>
              <text:p text:style-name="P40">Página de dedicatoria (opcional)</text:p>
            </text:list-item>
            <text:list-item>
              <text:p text:style-name="P40">Agradecimientos y reconocimientos (opcional)</text:p>
            </text:list-item>
            <text:list-item>
              <text:p text:style-name="P40">Índice general</text:p>
            </text:list-item>
          </text:list>
        </text:list-item>
      </text:list>
      <text:p text:style-name="P50"><text:tab/>Es una relación de los títulos de los capítulos, secciones, subsecciones, apéndices, etc. en los que se divide el trabajo y, los números de las páginas en que se inician.</text:p>
      <text:list xml:id="list1946898974" text:style-name="WW8Num24">
        <text:list-item>
          <text:p text:style-name="P81"><text:soft-page-break/><text:span text:style-name="T18">Los </text:span><text:span text:style-name="T22">títulos no deben estar subrayados</text:span><text:span text:style-name="T18"> y deben escribirse exactamente igual a como aparecen en el texto y en el mismo orden.</text:span></text:p>
        </text:list-item>
        <text:list-item>
          <text:p text:style-name="P68"><text:span text:style-name="T18">Deben estar alineados todos al margen izquierdo, sin importar si son títulos o subtítulos. </text:span></text:p>
        </text:list-item>
      </text:list>
      <text:list xml:id="list224249621" text:continue-list="list557807434" text:style-name="WW8Num5">
        <text:list-item>
          <text:list>
            <text:list-item>
              <text:p text:style-name="P40">Índice de tablas (si las hay)</text:p>
            </text:list-item>
          </text:list>
        </text:list-item>
      </text:list>
      <text:list xml:id="list2014198814" text:style-name="WW8Num16">
        <text:list-item>
          <text:p text:style-name="P88"><text:span text:style-name="T18">Debe escribirse el número de la tabla con su título, exactamente igual </text:span><text:span text:style-name="T18">a como aparece en el texto del informe, así como el número de la página donde aparece.</text:span></text:p>
        </text:list-item>
      </text:list>
      <text:list xml:id="list781413745" text:continue-list="list224249621" text:style-name="WW8Num5">
        <text:list-item>
          <text:list>
            <text:list-item>
              <text:p text:style-name="P40">Índice de figuras (si las hay)</text:p>
            </text:list-item>
          </text:list>
        </text:list-item>
      </text:list>
      <text:list xml:id="list622450734" text:continue-list="list2014198814" text:style-name="WW8Num16">
        <text:list-item>
          <text:p text:style-name="P88"><text:span text:style-name="T18">Debe escribirse el número de la figura con su título, exactamente igual </text:span><text:span text:style-name="T18">a como aparece en el cuerpo del informe, así como el número de la página donde aparece.</text:span></text:p>
        </text:list-item>
      </text:list>
      <text:list xml:id="list1762032292" text:continue-list="list781413745" text:style-name="WW8Num5">
        <text:list-item>
          <text:list>
            <text:list-item>
              <text:p text:style-name="P40">Lista de símbolos (si los hay)</text:p>
            </text:list-item>
          </text:list>
        </text:list-item>
      </text:list>
      <text:p text:style-name="P97"><text:span text:style-name="T18">Es una lista explicativa de la notación simbólica utilizada en el trabajo</text:span><text:span text:style-name="T18">, incluyendo variables matemáticas, parámetros y cantidades físicas. Sólo podrá omitirse si el trabajo no utiliza símbolos ni parámetros de ningún tipo. </text:span></text:p>
      <text:list xml:id="list352743983" text:style-name="WW8Num12">
        <text:list-item>
          <text:p text:style-name="P59">Debe incluir listados separados de símbolos castellanos, símbolos griegos, subíndices y superíndices, todos en orden alfabético.</text:p>
        </text:list-item>
        <text:list-item>
          <text:p text:style-name="P59">Se escribirá el símbolo, separado de su significado a través del uso de un espacio constante definido mediante el uso de un tabulador.</text:p>
        </text:list-item>
        <text:list-item>
          <text:p text:style-name="P82"><text:span text:style-name="T22">En caso de cantidades físicas, d</text:span><text:span text:style-name="T22">eberán especificarse</text:span><text:span text:style-name="T18"> las unidades y/o dimensiones de la variable que se esté mencionando su significado, </text:span><text:span text:style-name="T22">colocándolas entre</text:span><text:span text:style-name="T18"> corchetes inmediatamente </text:span><text:span text:style-name="T22">después de definir el</text:span><text:span text:style-name="T18"> significado de la misma.</text:span></text:p>
        </text:list-item>
      </text:list>
      <text:list xml:id="list776939621" text:continue-list="list1762032292" text:style-name="WW8Num5">
        <text:list-item>
          <text:list>
            <text:list-item>
              <text:p text:style-name="P40">Lista de abreviaturas (si las hay)</text:p>
            </text:list-item>
          </text:list>
        </text:list-item>
      </text:list>
      <text:p text:style-name="P98">Es una lista explicativa de las abreviaturas y acrónimos usadas en el trabajo. Sólo podrá omitirse si el trabajo no utiliza abreviaturas ni acrónimos de ningún tipo. </text:p>
      <text:list xml:id="list1054299955" text:continue-list="list352743983" text:style-name="WW8Num12">
        <text:list-item>
          <text:p text:style-name="P59">La lista deberá incluir todos las abreviaturas y acrónimos utilizados en el texto, incluyendo los definidos por el autor y los definidos por otros documentos.</text:p>
        </text:list-item>
        <text:list-item>
          <text:p text:style-name="P59"><text:soft-page-break/>Si el acrónimo corresponde a unas siglas en idiomas distintos al castellano, se incluirá su traducción.</text:p>
        </text:list-item>
        <text:list-item>
          <text:p text:style-name="P59">Se escribirá la abreviatura, separada de su significado a través del uso de un espacio constante definido mediante el uso de un tabulador.</text:p>
        </text:list-item>
        <text:list-item>
          <text:p text:style-name="P59">Esta lista no sustituye la explicación que debe incluirse en el texto, la primera vez que se usa el acrónimo o abreviatura en cada capítulo.</text:p>
        </text:list-item>
      </text:list>
      <text:list xml:id="list884601497" text:continue-list="list776939621" text:style-name="WW8Num5">
        <text:list-item>
          <text:list>
            <text:list-item>
              <text:p text:style-name="P40">Introducción</text:p>
            </text:list-item>
          </text:list>
        </text:list-item>
      </text:list>
      <text:p text:style-name="P99"><text:tab/>Es la primera sección del informe. Deberá contener:</text:p>
      <text:list xml:id="list1781326186" text:style-name="WW8Num15">
        <text:list-item>
          <text:p text:style-name="P72">Antecedentes </text:p>
        </text:list-item>
        <text:list-item>
          <text:p text:style-name="P73">Justificación e importancia del trabajo, incluyendo la hipótesis de manera implícita</text:p>
        </text:list-item>
        <text:list-item>
          <text:p text:style-name="P73">El planteamiento del problema.</text:p>
        </text:list-item>
        <text:list-item>
          <text:p text:style-name="P72">Objetivo general</text:p>
        </text:list-item>
        <text:list-item>
          <text:p text:style-name="P83"><text:span text:style-name="T22">Objetivos específicos </text:span></text:p>
        </text:list-item>
      </text:list>
      <text:list xml:id="list1933940677" text:continue-list="list884601497" text:style-name="WW8Num5">
        <text:list-item>
          <text:list>
            <text:list-item>
              <text:p text:style-name="P40">Cuerpo del trabajo</text:p>
            </text:list-item>
          </text:list>
        </text:list-item>
      </text:list>
      <text:p text:style-name="P58"><text:tab/>Está compuesto por una serie de capítulos que presentan de manera lógica los aspectos y etapas del trabajo.</text:p>
      <text:list xml:id="list1709186450" text:style-name="WW8Num17">
        <text:list-item>
          <text:p text:style-name="P60">Para los detalles del formato que deben tener los capítulos, ver sección 2.4. de este instructivo.</text:p>
        </text:list-item>
        <text:list-item>
          <text:p text:style-name="P60">En general, el cuerpo del trabajo debe incluir los siguientes aspectos:</text:p>
        </text:list-item>
      </text:list>
      <text:list xml:id="list461752880" text:style-name="WW8Num10">
        <text:list-item>
          <text:list>
            <text:list-item>
              <text:p text:style-name="P85"><text:span text:style-name="T18">Descripción de la empresa (para el caso de la Pasantía Larga/Intermedia).</text:span></text:p>
            </text:list-item>
            <text:list-item>
              <text:p text:style-name="P85"><text:span text:style-name="T29">Fundamentos teóricos</text:span><text:span text:style-name="T29"> o marco teórico</text:span><text:span text:style-name="T30">.</text:span></text:p>
            </text:list-item>
            <text:list-item>
              <text:p text:style-name="P85"><text:span text:style-name="T18">Diseño experimental, m</text:span><text:span text:style-name="T18">étodos, procedimientos, materiales y equipos utilizados</text:span></text:p>
            </text:list-item>
            <text:list-item>
              <text:p text:style-name="P61">Resultados y discusión de los mismos.</text:p>
            </text:list-item>
          </text:list>
        </text:list-item>
      </text:list>
      <text:list xml:id="list1074049980" text:continue-list="list1709186450" text:style-name="WW8Num17">
        <text:list-item>
          <text:p text:style-name="P84"><text:span text:style-name="T18">Los métodos, procedimientos, materiales y equipos utilizados deben d</text:span><text:span text:style-name="T22">escribirse con suficiente precisión y detalle como para que el trabajo sea reproducible por otros </text:span><text:soft-page-break/><text:span text:style-name="T22">profesionales del área. Deben mencionarse las razones por las cuales fue seleccionada la metodología empleada.</text:span></text:p>
        </text:list-item>
        <text:list-item>
          <text:p text:style-name="P84"><text:span text:style-name="T18">Los resultados deben ser interpretados, contrastados y discutidos a medida que se van presentando los mismos en la sección. La discusión de resultados debe ser presentada de la forma más objetiva y rigurosa posible, indicando además las limitaciones del trabajo.</text:span></text:p>
        </text:list-item>
      </text:list>
      <text:list xml:id="list1796342666" text:continue-list="list1933940677" text:style-name="WW8Num5">
        <text:list-item>
          <text:list>
            <text:list-item>
              <text:p text:style-name="P40">Conclusiones y recomendaciones</text:p>
            </text:list-item>
          </text:list>
        </text:list-item>
      </text:list>
      <text:list xml:id="list1377939156" text:style-name="WW8Num26">
        <text:list-item>
          <text:p text:style-name="P69"><text:span text:style-name="T18">Las conclusiones y recomendaciones deben estar bien</text:span><text:span text:style-name="T18"> razonadas y <text:s/>fundamentadas.</text:span></text:p>
        </text:list-item>
        <text:list-item>
          <text:p text:style-name="P69"><text:span text:style-name="T18">Se debe enfatizar la inclusión de conclusiones que se derivan de forma lógica del trabajo realizado, y son sustanciadas por los resultados obtenidos. En caso de incluirse reflexiones de carácter menos objetivo, indirectas o colaterales al trabajo, deberá jutificarse su presencia en relación con el trabajo.</text:span></text:p>
        </text:list-item>
        <text:list-item>
          <text:p text:style-name="P52">Pueden incluirse sugerencias sobre la posible aplicación de los resultados e indicarse las perspectivas para trabajos futuros.</text:p>
        </text:list-item>
        <text:list-item>
          <text:p text:style-name="P69"><text:span text:style-name="T18">Las conclusiones y las recomendaciones no deben numerarse.</text:span></text:p>
        </text:list-item>
      </text:list>
      <text:list xml:id="list1101149757" text:continue-list="list1796342666" text:style-name="WW8Num5">
        <text:list-item>
          <text:list>
            <text:list-item>
              <text:p text:style-name="P96">Referencias </text:p>
            </text:list-item>
          </text:list>
        </text:list-item>
      </text:list>
      <text:list xml:id="list1163261080" text:style-name="WW8Num1">
        <text:list-item>
          <text:p text:style-name="P89"><text:span text:style-name="T18">Incluye todas las fuentes </text:span><text:span text:style-name="T18">de información consultadas por los estudiantes para la elaboración de su trabajo, siempre que exista en el texto una cita o llamada a las mismas. Se aceptan las siguientes posibles notaciones</text:span><text:span text:style-name="T27"> </text:span></text:p>
        </text:list-item>
      </text:list>
      <text:list xml:id="list829210178" text:style-name="WW8Num14">
        <text:list-item>
          <text:list>
            <text:list-item>
              <text:list>
                <text:list-item>
                  <text:p text:style-name="P53">Cita en el texto por apellido de los autores y año de publicación, p ej.: </text:p>
                </text:list-item>
              </text:list>
            </text:list-item>
          </text:list>
        </text:list-item>
      </text:list>
      <text:p text:style-name="P101">(Model y Reid, 1974)</text:p>
      <text:p text:style-name="P100"><text:span text:style-name="T18">(Fredenslund </text:span><text:span text:style-name="T19">et al.</text:span><text:span text:style-name="T18">, 1975) (si el número de autores es de 3 o más)</text:span></text:p>
      <text:p text:style-name="P102"><text:span text:style-name="T18">La lista de referencias se hace en este caso por orden alfabético. Diferentes obras de un mismo autor o grupo de autores se listan en orden cronológico, y si hay más de una en un mismo año se distinguen por ejemplo como: 1975a, 1975b, etc.</text:span></text:p>
      <text:list xml:id="list1813203446" text:style-name="WW8Num4">
        <text:list-item>
          <text:p text:style-name="P103"><text:span text:style-name="T18">Llamada en el texto por un número de orden entre paréntesis</text:span><text:span text:style-name="T31"> </text:span><text:span text:style-name="T22">y en superíndice</text:span><text:span text:style-name="T18">, asignado en estricta secuencia de aparición. La lista de referencias se hace en este caso por orden numérico.</text:span></text:p>
        </text:list-item>
        <text:list-item>
          <text:p text:style-name="P103"><text:soft-page-break/><text:span text:style-name="T18">Llamada en el texto por un número de orden</text:span><text:span text:style-name="T18"> entre corchetes (formato IEEE), asignado en estricta secuencia de aparición. La lista de referencias se hace en este caso también por orden numérico.</text:span></text:p>
        </text:list-item>
      </text:list>
      <text:list xml:id="list324680347" text:style-name="WW8Num21">
        <text:list-item>
          <text:p text:style-name="P63">Las referencias deben detallarse de forma que las otras personas puedan identificarlas fácilmente. Deben incluirse los apellidos e iniciales de los nombres de todos los autores. </text:p>
        </text:list-item>
        <text:list-item>
          <text:p text:style-name="P90"><text:span text:style-name="T18">Para libros debe indicarse el título, número de la edición, editorial, lugar (en castellano), año de publicación y página(s) consultada(s), </text:span><text:span text:style-name="T18">siguiendo alguno de los siguientes estándares.:</text:span></text:p>
        </text:list-item>
      </text:list>
      <text:list xml:id="list631815240" text:style-name="WW8Num7">
        <text:list-item>
          <text:p text:style-name="P91"><text:span text:style-name="T33">Model, M y Reid, R. C., “Thermodynamics and its applications”, Prentice-Hall, Nueva </text:span><text:span text:style-name="T33">Jersey, pp. 304-307 (1974).</text:span></text:p>
        </text:list-item>
        <text:list-item>
          <text:p text:style-name="P91"><text:span text:style-name="T33">S. Haykin. </text:span><text:span text:style-name="T34">Adaptive Filter Theory.</text:span><text:span text:style-name="T33"> <text:s/>Upper Saddle River, NJ: Prentice Hall, 1995.</text:span></text:p>
        </text:list-item>
        <text:list-item>
          <text:p text:style-name="P74">FENNER, M. 2000. The ecology of regeneration in plant communities. 2a edición. CABI Publising, Londres</text:p>
        </text:list-item>
      </text:list>
      <text:list xml:id="list1588938235" text:continue-list="list324680347" text:style-name="WW8Num21">
        <text:list-item>
          <text:p text:style-name="P90"><text:span text:style-name="T18">Para artículos en publicaciones peri</text:span><text:span text:style-name="T18">ódicas debe indicarse el título del trabajo, nombre de la revista (en la abreviatura internacionalmente aceptada), volumen, número, páginas que abarca y año de publicación, siguiendo algunos de los siguientes estándares:</text:span><text:span text:style-name="T31"> </text:span></text:p>
          <text:list>
            <text:list-item>
              <text:p text:style-name="P104"><text:span text:style-name="T33">Fredenslund, R., Jones, R. L. y Prausnitz, J. M., “Group-contribution estimation of activity coefficients in non ideal liquid mixtures”, AIChE J.</text:span><text:span text:style-name="T33">, </text:span><text:span text:style-name="T35">21</text:span><text:span text:style-name="T33">(6), 1086-1099 (1975). <text:s/></text:span></text:p>
            </text:list-item>
            <text:list-item>
              <text:p text:style-name="P104"><text:span text:style-name="T24">Sun, Q.; Gatto, B.; Yu, C.; Liu, A.; Liu, L.F.; Lavole, E.J. Structure activity of toposiomerase I poisons related to Hoechst 33342. </text:span><text:span text:style-name="T23">J. Med. Chem.</text:span><text:span text:style-name="T22"> 1994, </text:span><text:span text:style-name="T23">4</text:span><text:span text:style-name="T22">, 2871-2876.</text:span></text:p>
            </text:list-item>
            <text:list-item>
              <text:p text:style-name="P104"><text:span text:style-name="T22">Duel-Hallen,</text:span><text:span text:style-name="T22"> A. “Fading Channel Prediction for Mobile Radio Adaptive Transmission Systems,” Proceedings of the IEEE, Vol. 95, No. 12, Dic. 2007, pp. 2299-2313.</text:span></text:p>
            </text:list-item>
            <text:list-item>
              <text:p text:style-name="P106">PEREZ, E. M. y E. T. SANTIAGO. 2001. Dinámica estacional del banco de semillas en una sabana en los Llanos centro-orientales de Venezuela. Biotropica 33: 435- 446.</text:p>
            </text:list-item>
          </text:list>
        </text:list-item>
        <text:list-item>
          <text:p text:style-name="P90"><text:span text:style-name="T18">Para las </text:span><text:span text:style-name="T18">referencias electrónicas de Internet</text:span> s<text:span text:style-name="T18">e debe incluir primero el apellido y nombre del autor (o institución fuente del trabajo), fecha, título del artículo, lugar (en castellano), </text:span><text:soft-page-break/><text:span text:style-name="T18">la frase “Disponible en Internet:”, la dirección URL, la frase “consultado el” seguido de la fecha de consulta. Por ejemplo:</text:span></text:p>
        </text:list-item>
      </text:list>
      <text:list xml:id="list1296884705" text:style-name="WW8Num11">
        <text:list-item>
          <text:p text:style-name="P105"><text:span text:style-name="T18">Huerta, Ana. 2003. El gabinete de Historia Natural de Puebla. Disponible en Internet: http://www.elementos.buap.mx/num48/htm/17.htm, consultado el 25 de Abril de 2008.</text:span></text:p>
        </text:list-item>
      </text:list>
      <text:list xml:id="list1766921437" text:continue-list="list1588938235" text:style-name="WW8Num21">
        <text:list-item>
          <text:p text:style-name="P90"><text:span text:style-name="T18">Se enfatiza la necesidad de utilizar en a lo largo del trabajo una mayoría de referencias bibliográficas y hemerográficas (libros y revistas), cuyo carácter arbitrado y/o revisado les da mayor confiabilidad que las referencias de Internet, l</text:span><text:span text:style-name="T18">as cuales deben utilizarse sólo cuando sean estrictamente necesarias.</text:span></text:p>
        </text:list-item>
        <text:list-item>
          <text:p text:style-name="P90"><text:span text:style-name="T18">Las referencias bibliográficas y hemerográficas tienen prelación sobre las electrónicas. Es decir, c</text:span><text:span text:style-name="T18">uando una libro o artículo publicado se obtenga de un sitio web, la referencia contendrá la información bibliográfica o hemerográfica y no la correspondiente al sitio web de donde se obtuvo.</text:span></text:p>
        </text:list-item>
        <text:list-item>
          <text:p text:style-name="P90"><text:span text:style-name="T18">Las referencias bi</text:span><text:span text:style-name="T20">bliográfi</text:span><text:span text:style-name="T18">cas se escribirán con un interlineado de un (1) espacio. La separación entre referencias será de espacio y medio (1 ½ ), o alternativamente, seis (6) puntos adicionales al interlineado de un (1) espacio.</text:span></text:p>
        </text:list-item>
      </text:list>
      <text:list xml:id="list868022488" text:continue-list="list1101149757" text:style-name="WW8Num5">
        <text:list-item>
          <text:list>
            <text:list-item>
              <text:p text:style-name="P40">Apéndices</text:p>
            </text:list-item>
          </text:list>
        </text:list-item>
      </text:list>
      <text:p text:style-name="P80"><text:span text:style-name="T16"><text:tab/></text:span><text:span text:style-name="T18">El apéndice es toda la información adicional complementaria, necesaria para ilustrar mejor el cuerpo del trabajo.</text:span></text:p>
      <text:list xml:id="list67538636" text:style-name="WW8Num25">
        <text:list-item>
          <text:p text:style-name="P86"><text:span text:style-name="T18">La inclusión de apéndices queda a juicio del autor del trabajo. En caso de incluirse apéndices, estos irán numerados con una secuencia alfabética de letras mayúsculas (A, B, C, etc).</text:span></text:p>
        </text:list-item>
        <text:list-item>
          <text:p text:style-name="P62">En caso de que la investigación haya producido como resultado planos, diagramas (incluyendo circuitales) u otra información gráfica del proyecto, o códigos de programa, y éstos no hayan sido incluidos como parte del cuerpo del trabajo, deberán ser incluidos en la sección de apéndices.</text:p>
        </text:list-item>
        <text:list-item>
          <text:p text:style-name="P86"><text:span text:style-name="T18">En la medida de lo posible, el material de los apéndices debe ser reducido a tamaño carta y encuadrado dentro de los márgenes establecidos para el cuerpo del trabajo. Sin embargo, si el apéndice contiene información planimétrica, esquemáticos u otros diagramas propios del proyecto, estos deben colocarse en un formato que sea lo más </text:span><text:soft-page-break/><text:span text:style-name="T18">reducido posible, pero que a la vez permita la fácil lectura de textos y gráficos por parte de terceros. Se recomienda el formato Tabloide y el formato 90x60.</text:span></text:p>
        </text:list-item>
        <text:list-item>
          <text:p text:style-name="P86"><text:span text:style-name="T18">En el caso que se haya utilizado computadoras para simulaciones <text:s/>o para la elaboración de programas de computación, deben anexarse los diagramas de flujo correspondientes con una lista explicativa de las principales variables y parámetros, así como un listado completo del código o programa (incluidas subrutinas), con comentarios e instrucciones que faciliten a terceras personas el uso posterior del programa. El código o programa siempre irá en los apéndices, aunque el flujograma puede ir en el cuerpo del trabajo o en el respectivo apéndice, según sea la elección del autor.</text:span></text:p>
        </text:list-item>
        <text:list-item>
          <text:p text:style-name="P86"><text:span text:style-name="T18">En los casos donde se considere necesario</text:span><text:span text:style-name="T18"> o conveniente, podrá anexarse como uno de los apéndices un Glosario con los términos más relevantes del trabajo y la definición asumida para los mismos en el trabajo.</text:span></text:p>
        </text:list-item>
      </text:list>
      <text:p text:style-name="P7"/>
      <text:p text:style-name="P118">ANEXO A</text:p>
      <text:p text:style-name="P1"><text:span text:style-name="T18">Tabla A.1. </text:span><text:span text:style-name="T18">Magnitudes relevantes</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23">Magnitud</text:p>
          </table:table-cell>
          <table:table-cell table:style-name="Table1.A1" office:value-type="string">
            <text:p text:style-name="P23">Nombre de la unidad en S.I</text:p>
          </table:table-cell>
          <table:table-cell table:style-name="Table1.C1" office:value-type="string">
            <text:p text:style-name="P23">Abreviatura</text:p>
          </table:table-cell>
        </table:table-row>
        <table:table-row table:style-name="Table1.1">
          <table:table-cell table:style-name="Table1.A1" office:value-type="string">
            <text:p text:style-name="P27">Longitud</text:p>
          </table:table-cell>
          <table:table-cell table:style-name="Table1.A1" office:value-type="string">
            <text:p text:style-name="P27">Metro</text:p>
          </table:table-cell>
          <table:table-cell table:style-name="Table1.C1" office:value-type="string">
            <text:p text:style-name="P27">m</text:p>
          </table:table-cell>
        </table:table-row>
        <table:table-row table:style-name="Table1.1">
          <table:table-cell table:style-name="Table1.A1" office:value-type="string">
            <text:p text:style-name="P27">Masa</text:p>
          </table:table-cell>
          <table:table-cell table:style-name="Table1.A1" office:value-type="string">
            <text:p text:style-name="P27">Kilogramo</text:p>
          </table:table-cell>
          <table:table-cell table:style-name="Table1.C1" office:value-type="string">
            <text:p text:style-name="P27">kg</text:p>
          </table:table-cell>
        </table:table-row>
        <table:table-row table:style-name="Table1.1">
          <table:table-cell table:style-name="Table1.A1" office:value-type="string">
            <text:p text:style-name="P27">Tiempo</text:p>
          </table:table-cell>
          <table:table-cell table:style-name="Table1.A1" office:value-type="string">
            <text:p text:style-name="P27">Segundo</text:p>
          </table:table-cell>
          <table:table-cell table:style-name="Table1.C1" office:value-type="string">
            <text:p text:style-name="P27">s</text:p>
          </table:table-cell>
        </table:table-row>
        <table:table-row table:style-name="Table1.1">
          <table:table-cell table:style-name="Table1.A1" office:value-type="string">
            <text:p text:style-name="P27">Corriente eléctrica</text:p>
          </table:table-cell>
          <table:table-cell table:style-name="Table1.A1" office:value-type="string">
            <text:p text:style-name="P27">Amperio</text:p>
          </table:table-cell>
          <table:table-cell table:style-name="Table1.C1" office:value-type="string">
            <text:p text:style-name="P27">A</text:p>
          </table:table-cell>
        </table:table-row>
        <table:table-row table:style-name="Table1.1">
          <table:table-cell table:style-name="Table1.A1" office:value-type="string">
            <text:p text:style-name="P27">Temperatura</text:p>
          </table:table-cell>
          <table:table-cell table:style-name="Table1.A1" office:value-type="string">
            <text:p text:style-name="P27">Kelvin </text:p>
          </table:table-cell>
          <table:table-cell table:style-name="Table1.C1" office:value-type="string">
            <text:p text:style-name="P27">K </text:p>
          </table:table-cell>
        </table:table-row>
        <table:table-row table:style-name="Table1.1">
          <table:table-cell table:style-name="Table1.A1" office:value-type="string">
            <text:p text:style-name="P27">Moles</text:p>
          </table:table-cell>
          <table:table-cell table:style-name="Table1.A1" office:value-type="string">
            <text:p text:style-name="P27">Mol</text:p>
          </table:table-cell>
          <table:table-cell table:style-name="Table1.C1" office:value-type="string">
            <text:p text:style-name="P27">mol</text:p>
          </table:table-cell>
        </table:table-row>
        <table:table-row table:style-name="Table1.1">
          <table:table-cell table:style-name="Table1.A1" office:value-type="string">
            <text:p text:style-name="P27">Cantidad luminosa</text:p>
          </table:table-cell>
          <table:table-cell table:style-name="Table1.A1" office:value-type="string">
            <text:p text:style-name="P27">Candela</text:p>
          </table:table-cell>
          <table:table-cell table:style-name="Table1.C1" office:value-type="string">
            <text:p text:style-name="P27">cd</text:p>
          </table:table-cell>
        </table:table-row>
        <table:table-row table:style-name="Table1.1">
          <table:table-cell table:style-name="Table1.A1" office:value-type="string">
            <text:p text:style-name="P27">Ángulo plano</text:p>
          </table:table-cell>
          <table:table-cell table:style-name="Table1.A1" office:value-type="string">
            <text:p text:style-name="P27">Radián</text:p>
          </table:table-cell>
          <table:table-cell table:style-name="Table1.C1" office:value-type="string">
            <text:p text:style-name="P27">Rad o 1</text:p>
          </table:table-cell>
        </table:table-row>
        <table:table-row table:style-name="Table1.1">
          <table:table-cell table:style-name="Table1.A1" office:value-type="string">
            <text:p text:style-name="P27">Frecuencia</text:p>
          </table:table-cell>
          <table:table-cell table:style-name="Table1.A1" office:value-type="string">
            <text:p text:style-name="P20"><text:span text:style-name="T1">Hercio </text:span></text:p>
          </table:table-cell>
          <table:table-cell table:style-name="Table1.C1" office:value-type="string">
            <text:p text:style-name="P20"><text:span text:style-name="T1">Hz o s</text:span><text:span text:style-name="T38">-1</text:span></text:p>
          </table:table-cell>
        </table:table-row>
        <table:table-row table:style-name="Table1.1">
          <table:table-cell table:style-name="Table1.A1" office:value-type="string">
            <text:p text:style-name="P27">Fuerza</text:p>
          </table:table-cell>
          <table:table-cell table:style-name="Table1.A1" office:value-type="string">
            <text:p text:style-name="P27">Newton</text:p>
          </table:table-cell>
          <table:table-cell table:style-name="Table1.C1" office:value-type="string">
            <text:p text:style-name="P27">N</text:p>
          </table:table-cell>
        </table:table-row>
        <table:table-row table:style-name="Table1.1">
          <table:table-cell table:style-name="Table1.A1" office:value-type="string">
            <text:p text:style-name="P27">Presión, tensión</text:p>
          </table:table-cell>
          <table:table-cell table:style-name="Table1.A1" office:value-type="string">
            <text:p text:style-name="P27">Pascal</text:p>
          </table:table-cell>
          <table:table-cell table:style-name="Table1.C1" office:value-type="string">
            <text:p text:style-name="P27">Pa</text:p>
          </table:table-cell>
        </table:table-row>
        <table:table-row table:style-name="Table1.1">
          <table:table-cell table:style-name="Table1.A1" office:value-type="string">
            <text:p text:style-name="P27">Energía</text:p>
          </table:table-cell>
          <table:table-cell table:style-name="Table1.A1" office:value-type="string">
            <text:p text:style-name="P27">Julio</text:p>
          </table:table-cell>
          <table:table-cell table:style-name="Table1.C1" office:value-type="string">
            <text:p text:style-name="P27">J</text:p>
          </table:table-cell>
        </table:table-row>
        <table:table-row table:style-name="Table1.1">
          <table:table-cell table:style-name="Table1.A1" office:value-type="string">
            <text:p text:style-name="P27">Potencia</text:p>
          </table:table-cell>
          <table:table-cell table:style-name="Table1.A1" office:value-type="string">
            <text:p text:style-name="P27">Vatio</text:p>
          </table:table-cell>
          <table:table-cell table:style-name="Table1.C1" office:value-type="string">
            <text:p text:style-name="P27">W</text:p>
          </table:table-cell>
        </table:table-row>
        <table:table-row table:style-name="Table1.1">
          <table:table-cell table:style-name="Table1.A1" office:value-type="string">
            <text:p text:style-name="P27">Carga eléctrica</text:p>
          </table:table-cell>
          <table:table-cell table:style-name="Table1.A1" office:value-type="string">
            <text:p text:style-name="P27">Culombio</text:p>
          </table:table-cell>
          <table:table-cell table:style-name="Table1.C1" office:value-type="string">
            <text:p text:style-name="P27">C o A∙s</text:p>
          </table:table-cell>
        </table:table-row>
        <table:table-row table:style-name="Table1.1">
          <table:table-cell table:style-name="Table1.A1" office:value-type="string">
            <text:p text:style-name="P27">Potencial eléctrico</text:p>
          </table:table-cell>
          <table:table-cell table:style-name="Table1.A1" office:value-type="string">
            <text:p text:style-name="P27">Voltio</text:p>
          </table:table-cell>
          <table:table-cell table:style-name="Table1.C1" office:value-type="string">
            <text:p text:style-name="P27">V o W/A</text:p>
          </table:table-cell>
        </table:table-row>
        <table:table-row table:style-name="Table1.1">
          <table:table-cell table:style-name="Table1.A1" office:value-type="string">
            <text:p text:style-name="P27">Capacitancia</text:p>
          </table:table-cell>
          <table:table-cell table:style-name="Table1.A1" office:value-type="string">
            <text:p text:style-name="P27">Faradio</text:p>
          </table:table-cell>
          <table:table-cell table:style-name="Table1.C1" office:value-type="string">
            <text:p text:style-name="P27">F o C/V</text:p>
          </table:table-cell>
        </table:table-row>
        <table:table-row table:style-name="Table1.1">
          <table:table-cell table:style-name="Table1.A1" office:value-type="string">
            <text:p text:style-name="P27">Resistencia eléctrica</text:p>
          </table:table-cell>
          <table:table-cell table:style-name="Table1.A1" office:value-type="string">
            <text:p text:style-name="P27">Ohmio</text:p>
          </table:table-cell>
          <table:table-cell table:style-name="Table1.C1" office:value-type="string">
            <text:p text:style-name="P27">Ω o V/A</text:p>
          </table:table-cell>
        </table:table-row>
        <table:table-row table:style-name="Table1.1">
          <table:table-cell table:style-name="Table1.A1" office:value-type="string">
            <text:p text:style-name="P27">Conductancia eléctrica</text:p>
          </table:table-cell>
          <table:table-cell table:style-name="Table1.A1" office:value-type="string">
            <text:p text:style-name="P27">Siemens</text:p>
          </table:table-cell>
          <table:table-cell table:style-name="Table1.C1" office:value-type="string">
            <text:p text:style-name="P27">S o A/V</text:p>
          </table:table-cell>
        </table:table-row>
        <table:table-row table:style-name="Table1.1">
          <table:table-cell table:style-name="Table1.A1" office:value-type="string">
            <text:p text:style-name="P27">Flujo magnético</text:p>
          </table:table-cell>
          <table:table-cell table:style-name="Table1.A1" office:value-type="string">
            <text:p text:style-name="P27">Wéber</text:p>
          </table:table-cell>
          <table:table-cell table:style-name="Table1.C1" office:value-type="string">
            <text:p text:style-name="P27">Wb o V∙s</text:p>
          </table:table-cell>
        </table:table-row>
        <table:table-row table:style-name="Table1.1">
          <table:table-cell table:style-name="Table1.A1" office:value-type="string">
            <text:p text:style-name="P27">Densidad de flujo magnético</text:p>
          </table:table-cell>
          <table:table-cell table:style-name="Table1.A1" office:value-type="string">
            <text:p text:style-name="P27">Tesla</text:p>
          </table:table-cell>
          <table:table-cell table:style-name="Table1.C1" office:value-type="string">
            <text:p text:style-name="P20"><text:span text:style-name="T1">T o Wb/m</text:span><text:span text:style-name="T38">2</text:span></text:p>
          </table:table-cell>
        </table:table-row>
        <table:table-row table:style-name="Table1.1">
          <table:table-cell table:style-name="Table1.A1" office:value-type="string">
            <text:p text:style-name="P27">Inductancia</text:p>
          </table:table-cell>
          <table:table-cell table:style-name="Table1.A1" office:value-type="string">
            <text:p text:style-name="P27">Henrio</text:p>
          </table:table-cell>
          <table:table-cell table:style-name="Table1.C1" office:value-type="string">
            <text:p text:style-name="P27">H o Wb/A</text:p>
          </table:table-cell>
        </table:table-row>
        <table:table-row table:style-name="Table1.1">
          <table:table-cell table:style-name="Table1.A1" office:value-type="string">
            <text:p text:style-name="P27">Actividad (de un radionúclido)</text:p>
          </table:table-cell>
          <table:table-cell table:style-name="Table1.A1" office:value-type="string">
            <text:p text:style-name="P27">Becquerel</text:p>
          </table:table-cell>
          <table:table-cell table:style-name="Table1.C1" office:value-type="string">
            <text:p text:style-name="P20"><text:span text:style-name="T1">Bq o s</text:span><text:span text:style-name="T38">-1</text:span></text:p>
          </table:table-cell>
        </table:table-row>
        <table:table-row table:style-name="Table1.1">
          <table:table-cell table:style-name="Table1.A1" office:value-type="string">
            <text:p text:style-name="P27">Dosis absorbida</text:p>
          </table:table-cell>
          <table:table-cell table:style-name="Table1.A1" office:value-type="string">
            <text:p text:style-name="P27">Gray</text:p>
          </table:table-cell>
          <table:table-cell table:style-name="Table1.C1" office:value-type="string">
            <text:p text:style-name="P27">Gy o J/kg</text:p>
          </table:table-cell>
        </table:table-row>
        <table:table-row table:style-name="Table1.1">
          <table:table-cell table:style-name="Table1.A1" office:value-type="string">
            <text:p text:style-name="P27">Dosis equivalente</text:p>
          </table:table-cell>
          <table:table-cell table:style-name="Table1.A1" office:value-type="string">
            <text:p text:style-name="P27">Siévert</text:p>
          </table:table-cell>
          <table:table-cell table:style-name="Table1.C1" office:value-type="string">
            <text:p text:style-name="P27">Sv o J/kg</text:p>
          </table:table-cell>
        </table:table-row>
      </table:table>
      <text:p text:style-name="P2"/>
      <text:p text:style-name="P1"><text:span text:style-name="T18">Tabla A.2. Prefijos en el Sistema Internacional</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Factor</text:p>
          </table:table-cell>
          <table:table-cell table:style-name="Table2.A1" office:value-type="string">
            <text:p text:style-name="P23">Prefijo</text:p>
          </table:table-cell>
          <table:table-cell table:style-name="Table2.C1" office:value-type="string">
            <text:p text:style-name="P23">Símbolo</text:p>
          </table:table-cell>
        </table:table-row>
        <table:table-row table:style-name="Table2.1">
          <table:table-cell table:style-name="Table2.A1" office:value-type="string">
            <text:p text:style-name="P19"><text:span text:style-name="T1">10</text:span><text:span text:style-name="T38">18</text:span></text:p>
          </table:table-cell>
          <table:table-cell table:style-name="Table2.A1" office:value-type="string">
            <text:p text:style-name="P28">exa</text:p>
          </table:table-cell>
          <table:table-cell table:style-name="Table2.C1" office:value-type="string">
            <text:p text:style-name="P28">E</text:p>
          </table:table-cell>
        </table:table-row>
        <table:table-row table:style-name="Table2.1">
          <table:table-cell table:style-name="Table2.A1" office:value-type="string">
            <text:p text:style-name="P19"><text:span text:style-name="T1">10</text:span><text:span text:style-name="T38">15</text:span></text:p>
          </table:table-cell>
          <table:table-cell table:style-name="Table2.A1" office:value-type="string">
            <text:p text:style-name="P28">peta</text:p>
          </table:table-cell>
          <table:table-cell table:style-name="Table2.C1" office:value-type="string">
            <text:p text:style-name="P28">P</text:p>
          </table:table-cell>
        </table:table-row>
        <table:table-row table:style-name="Table2.1">
          <table:table-cell table:style-name="Table2.A1" office:value-type="string">
            <text:p text:style-name="P19"><text:span text:style-name="T1">10</text:span><text:span text:style-name="T38">12</text:span></text:p>
          </table:table-cell>
          <table:table-cell table:style-name="Table2.A1" office:value-type="string">
            <text:p text:style-name="P28">tera</text:p>
          </table:table-cell>
          <table:table-cell table:style-name="Table2.C1" office:value-type="string">
            <text:p text:style-name="P28">T</text:p>
          </table:table-cell>
        </table:table-row>
        <table:table-row table:style-name="Table2.1">
          <table:table-cell table:style-name="Table2.A1" office:value-type="string">
            <text:p text:style-name="P19"><text:span text:style-name="T1">10</text:span><text:span text:style-name="T38">9</text:span></text:p>
          </table:table-cell>
          <table:table-cell table:style-name="Table2.A1" office:value-type="string">
            <text:p text:style-name="P28">giga</text:p>
          </table:table-cell>
          <table:table-cell table:style-name="Table2.C1" office:value-type="string">
            <text:p text:style-name="P28">G</text:p>
          </table:table-cell>
        </table:table-row>
        <table:table-row table:style-name="Table2.1">
          <table:table-cell table:style-name="Table2.A1" office:value-type="string">
            <text:p text:style-name="P19"><text:span text:style-name="T1">10</text:span><text:span text:style-name="T38">6</text:span></text:p>
          </table:table-cell>
          <table:table-cell table:style-name="Table2.A1" office:value-type="string">
            <text:p text:style-name="P28">mega</text:p>
          </table:table-cell>
          <table:table-cell table:style-name="Table2.C1" office:value-type="string">
            <text:p text:style-name="P28">M</text:p>
          </table:table-cell>
        </table:table-row>
        <table:table-row table:style-name="Table2.1">
          <table:table-cell table:style-name="Table2.A1" office:value-type="string">
            <text:p text:style-name="P19"><text:span text:style-name="T1">10</text:span><text:span text:style-name="T38">3</text:span></text:p>
          </table:table-cell>
          <table:table-cell table:style-name="Table2.A1" office:value-type="string">
            <text:p text:style-name="P28">kilo</text:p>
          </table:table-cell>
          <table:table-cell table:style-name="Table2.C1" office:value-type="string">
            <text:p text:style-name="P28">k</text:p>
          </table:table-cell>
        </table:table-row>
        <table:table-row table:style-name="Table2.1">
          <table:table-cell table:style-name="Table2.A1" office:value-type="string">
            <text:p text:style-name="P19"><text:span text:style-name="T1">10</text:span><text:span text:style-name="T38">2</text:span></text:p>
          </table:table-cell>
          <table:table-cell table:style-name="Table2.A1" office:value-type="string">
            <text:p text:style-name="P28">hecto</text:p>
          </table:table-cell>
          <table:table-cell table:style-name="Table2.C1" office:value-type="string">
            <text:p text:style-name="P28">h</text:p>
          </table:table-cell>
        </table:table-row>
        <table:table-row table:style-name="Table2.1">
          <table:table-cell table:style-name="Table2.A1" office:value-type="string">
            <text:p text:style-name="P19"><text:span text:style-name="T1">10</text:span><text:span text:style-name="T38">1</text:span></text:p>
          </table:table-cell>
          <table:table-cell table:style-name="Table2.A1" office:value-type="string">
            <text:p text:style-name="P28">deca</text:p>
          </table:table-cell>
          <table:table-cell table:style-name="Table2.C1" office:value-type="string">
            <text:p text:style-name="P28">da</text:p>
          </table:table-cell>
        </table:table-row>
        <table:table-row table:style-name="Table2.1">
          <table:table-cell table:style-name="Table2.A1" office:value-type="string">
            <text:p text:style-name="P19"><text:span text:style-name="T1">10</text:span><text:span text:style-name="T38">-1</text:span></text:p>
          </table:table-cell>
          <table:table-cell table:style-name="Table2.A1" office:value-type="string">
            <text:p text:style-name="P28">deci</text:p>
          </table:table-cell>
          <table:table-cell table:style-name="Table2.C1" office:value-type="string">
            <text:p text:style-name="P28">d</text:p>
          </table:table-cell>
        </table:table-row>
        <table:table-row table:style-name="Table2.1">
          <table:table-cell table:style-name="Table2.A1" office:value-type="string">
            <text:p text:style-name="P19"><text:span text:style-name="T1">10</text:span><text:span text:style-name="T38">-2</text:span></text:p>
          </table:table-cell>
          <table:table-cell table:style-name="Table2.A1" office:value-type="string">
            <text:p text:style-name="P28">centi</text:p>
          </table:table-cell>
          <table:table-cell table:style-name="Table2.C1" office:value-type="string">
            <text:p text:style-name="P28">c</text:p>
          </table:table-cell>
        </table:table-row>
        <table:table-row table:style-name="Table2.1">
          <table:table-cell table:style-name="Table2.A1" office:value-type="string">
            <text:p text:style-name="P19"><text:span text:style-name="T1">10</text:span><text:span text:style-name="T38">-3</text:span></text:p>
          </table:table-cell>
          <table:table-cell table:style-name="Table2.A1" office:value-type="string">
            <text:p text:style-name="P28">mili</text:p>
          </table:table-cell>
          <table:table-cell table:style-name="Table2.C1" office:value-type="string">
            <text:p text:style-name="P28">m</text:p>
          </table:table-cell>
        </table:table-row>
        <table:table-row table:style-name="Table2.1">
          <table:table-cell table:style-name="Table2.A1" office:value-type="string">
            <text:p text:style-name="P19"><text:span text:style-name="T1">10</text:span><text:span text:style-name="T38">-6</text:span></text:p>
          </table:table-cell>
          <table:table-cell table:style-name="Table2.A1" office:value-type="string">
            <text:p text:style-name="P28">micro</text:p>
          </table:table-cell>
          <table:table-cell table:style-name="Table2.C1" office:value-type="string">
            <text:p text:style-name="P28">μ</text:p>
          </table:table-cell>
        </table:table-row>
        <table:table-row table:style-name="Table2.1">
          <table:table-cell table:style-name="Table2.A1" office:value-type="string">
            <text:p text:style-name="P19"><text:span text:style-name="T1">10</text:span><text:span text:style-name="T38">-9</text:span></text:p>
          </table:table-cell>
          <table:table-cell table:style-name="Table2.A1" office:value-type="string">
            <text:p text:style-name="P28">nano</text:p>
          </table:table-cell>
          <table:table-cell table:style-name="Table2.C1" office:value-type="string">
            <text:p text:style-name="P28">n</text:p>
          </table:table-cell>
        </table:table-row>
        <table:table-row table:style-name="Table2.1">
          <table:table-cell table:style-name="Table2.A1" office:value-type="string">
            <text:p text:style-name="P19"><text:span text:style-name="T1">10</text:span><text:span text:style-name="T38">-12</text:span></text:p>
          </table:table-cell>
          <table:table-cell table:style-name="Table2.A1" office:value-type="string">
            <text:p text:style-name="P28">pico</text:p>
          </table:table-cell>
          <table:table-cell table:style-name="Table2.C1" office:value-type="string">
            <text:p text:style-name="P28">p</text:p>
          </table:table-cell>
        </table:table-row>
        <table:table-row table:style-name="Table2.1">
          <table:table-cell table:style-name="Table2.A1" office:value-type="string">
            <text:p text:style-name="P19"><text:span text:style-name="T1">10</text:span><text:span text:style-name="T38">-15</text:span></text:p>
          </table:table-cell>
          <table:table-cell table:style-name="Table2.A1" office:value-type="string">
            <text:p text:style-name="P28">femto</text:p>
          </table:table-cell>
          <table:table-cell table:style-name="Table2.C1" office:value-type="string">
            <text:p text:style-name="P28">f</text:p>
          </table:table-cell>
        </table:table-row>
        <table:table-row table:style-name="Table2.1">
          <table:table-cell table:style-name="Table2.A1" office:value-type="string">
            <text:p text:style-name="P19"><text:span text:style-name="T1">10</text:span><text:span text:style-name="T38">-18</text:span></text:p>
          </table:table-cell>
          <table:table-cell table:style-name="Table2.A1" office:value-type="string">
            <text:p text:style-name="P28">atto</text:p>
          </table:table-cell>
          <table:table-cell table:style-name="Table2.C1" office:value-type="string">
            <text:p text:style-name="P28">a</text:p>
          </table:table-cell>
        </table:table-row>
      </table:table>
      <text:p text:style-name="P2"/>
      <text:p text:style-name="P119">ANEXO B</text:p>
      <text:p text:style-name="P1"><draw:frame draw:style-name="fr2" draw:name="Object2" text:anchor-type="as-char" svg:width="2.6429in" svg:height="9.0146in" draw:z-index="0"><draw:object-ole xlink:href="./Object 2" xlink:type="simple" xlink:show="embed" xlink:actuate="onLoad"/><draw:image xlink:href="./ObjectReplacements/Object 2" xlink:type="simple" xlink:show="embed" xlink:actuate="onLoad"/></draw:frame></text:p>
      <text:p text:style-name="P120"><text:span text:style-name="T10">ANEXO C.1.Carátula. Opción Proyecto de Grado</text:span></text:p>
      <text:p text:style-name="P32"><draw:frame draw:style-name="fr1" draw:name="Object3" text:anchor-type="as-char" svg:width="0.95in" svg:height="0.7in" draw:z-index="27"><draw:object-ole xlink:href="./Object 3" xlink:type="simple" xlink:show="embed" xlink:actuate="onLoad"/><draw:image xlink:href="./ObjectReplacements/Object 3" xlink:type="simple" xlink:show="embed" xlink:actuate="onLoad"/></draw:frame></text:p>
      <text:p text:style-name="P18"><text:span text:style-name="T14">UNIVERSIDAD SI</text:span><text:span text:style-name="T13">MÓN BOLÍVAR</text:span></text:p>
      <text:p text:style-name="P10">DECANATO DE ESTUDIOS PROFESIONALES</text:p>
      <text:p text:style-name="P18"><text:span text:style-name="T17">COORDINACIÓN DE __________________</text:span></text:p>
      <text:p text:style-name="P33"/>
      <text:p text:style-name="P33"/>
      <text:p text:style-name="P33"/>
      <text:p text:style-name="P33"/>
      <text:p text:style-name="P12"/>
      <text:p text:style-name="P11">…(TÍTULO DEL PROYECTO DE GRADO)…</text:p>
      <text:p text:style-name="P33"/>
      <text:p text:style-name="P33"/>
      <text:p text:style-name="P33"/>
      <text:p text:style-name="P33"/>
      <text:p text:style-name="P12">Por:</text:p>
      <text:p text:style-name="P1"><text:span text:style-name="T20">…(Nombres y Apellidos)…</text:span></text:p>
      <text:p text:style-name="P33"/>
      <text:p text:style-name="P33"/>
      <text:p text:style-name="P34"/>
      <text:p text:style-name="P3"/>
      <text:p text:style-name="P5">PROYECTO DE GRADO</text:p>
      <text:p text:style-name="P5">Presentado ante la Ilustre Universidad Simón Bolívar</text:p>
      <text:p text:style-name="P5">como requisito parcial para optar al título de </text:p>
      <text:p text:style-name="P5">Ingeniero Geofísico</text:p>
      <text:p text:style-name="P8"/>
      <text:p text:style-name="P8"/>
      <text:p text:style-name="P8"/>
      <text:p text:style-name="P8"/>
      <text:p text:style-name="P8"/>
      <text:p text:style-name="P8">Sartenejas, Marzo de 2008</text:p>
      <text:p text:style-name="P121"><text:span text:style-name="T10">ANEXO C.2. Carátula. Opción Pasantía Larga/Intermedia</text:span></text:p>
      <text:p text:style-name="P32"><draw:frame draw:style-name="fr1" draw:name="Object4" text:anchor-type="as-char" svg:width="0.95in" svg:height="0.7in" draw:z-index="28"><draw:object-ole xlink:href="./Object 4" xlink:type="simple" xlink:show="embed" xlink:actuate="onLoad"/><draw:image xlink:href="./ObjectReplacements/Object 4" xlink:type="simple" xlink:show="embed" xlink:actuate="onLoad"/></draw:frame></text:p>
      <text:p text:style-name="P18"><text:span text:style-name="T14">UNIVERSIDAD SI</text:span><text:span text:style-name="T13">MÓN BOLÍVAR</text:span></text:p>
      <text:p text:style-name="P10">DECANATO DE ESTUDIOS PROFESIONALES</text:p>
      <text:p text:style-name="P18"><text:span text:style-name="T17">COORDINACIÓN DE ___________________</text:span></text:p>
      <text:p text:style-name="P33"/>
      <text:p text:style-name="P33"/>
      <text:p text:style-name="P33"/>
      <text:p text:style-name="P33"/>
      <text:p text:style-name="P12"/>
      <text:p text:style-name="P11">…(TÍTULO DEL PROYECTO DE GRADO)…</text:p>
      <text:p text:style-name="P33"/>
      <text:p text:style-name="P33"/>
      <text:p text:style-name="P33"/>
      <text:p text:style-name="P33"/>
      <text:p text:style-name="P12">Por:</text:p>
      <text:p text:style-name="P1"><text:span text:style-name="T20">…(Nombres y Apellidos)…</text:span></text:p>
      <text:p text:style-name="P33"/>
      <text:p text:style-name="P33"/>
      <text:p text:style-name="P34"/>
      <text:p text:style-name="P3"/>
      <text:p text:style-name="P9">INFORME DE PASANTÍA</text:p>
      <text:p text:style-name="P5">Presentado ante la Ilustre Universidad Simón Bolívar</text:p>
      <text:p text:style-name="P5">como requisito parcial para optar al título de </text:p>
      <text:p text:style-name="P5">Ingeniero Geofísico</text:p>
      <text:p text:style-name="P8"/>
      <text:p text:style-name="P8"/>
      <text:p text:style-name="P8"/>
      <text:p text:style-name="P8"/>
      <text:p text:style-name="P8"/>
      <text:p text:style-name="P8">Sartenejas, Marzo de 2008</text:p>
      <text:p text:style-name="P122"><text:span text:style-name="T10">ANEXO D.1. Página del título. Opción Proyecto de Grado</text:span></text:p>
      <text:p text:style-name="P32"><draw:frame draw:style-name="fr1" draw:name="Object5" text:anchor-type="as-char" svg:width="0.95in" svg:height="0.7in" draw:z-index="29"><draw:object-ole xlink:href="./Object 5" xlink:type="simple" xlink:show="embed" xlink:actuate="onLoad"/><draw:image xlink:href="./ObjectReplacements/Object 5" xlink:type="simple" xlink:show="embed" xlink:actuate="onLoad"/></draw:frame></text:p>
      <text:p text:style-name="P18"><text:span text:style-name="T14">UNIVERSIDAD SI</text:span><text:span text:style-name="T13">MÓN BOLÍVAR</text:span></text:p>
      <text:p text:style-name="P10">DECANATO DE ESTUDIOS PROFESIONALES</text:p>
      <text:p text:style-name="P18"><text:span text:style-name="T17">COORDINACIÓN DE _____________________</text:span></text:p>
      <text:p text:style-name="P33"/>
      <text:p text:style-name="P33"/>
      <text:p text:style-name="P33"/>
      <text:p text:style-name="P33"/>
      <text:p text:style-name="P11">…(TÍTULO DEL PROYECTO DE GRADO)…</text:p>
      <text:p text:style-name="P33"/>
      <text:p text:style-name="P33"/>
      <text:p text:style-name="P12">Por:</text:p>
      <text:p text:style-name="P1"><text:span text:style-name="T20">…(Nombres y Apellidos)…</text:span></text:p>
      <text:p text:style-name="P12"/>
      <text:p text:style-name="P12"/>
      <text:p text:style-name="P12"/>
      <text:p text:style-name="P12">Realizado con la asesoría de:</text:p>
      <text:p text:style-name="P13">Nombres y Apellidos del tutor</text:p>
      <text:p text:style-name="P13">Nombres y Apellidos del asesor (en caso que lo haya)</text:p>
      <text:p text:style-name="P33"/>
      <text:p text:style-name="P33"/>
      <text:p text:style-name="P34"/>
      <text:p text:style-name="P3"/>
      <text:p text:style-name="P5">PROYECTO DE GRADO</text:p>
      <text:p text:style-name="P5">Presentado ante la Ilustre Universidad Simón Bolívar</text:p>
      <text:p text:style-name="P5">como requisito parcial para optar al título de </text:p>
      <text:p text:style-name="P5">Ingeniero Geofísico</text:p>
      <text:p text:style-name="P8"/>
      <text:p text:style-name="P8"/>
      <text:p text:style-name="P8">Sartenejas, Marzo de 2008</text:p>
      <text:p text:style-name="P123"><text:span text:style-name="T10">ANEXO D.1. Página del título. Opción Pasantía Larga/Intermedia</text:span></text:p>
      <text:p text:style-name="P32"><draw:frame draw:style-name="fr1" draw:name="Object6" text:anchor-type="as-char" svg:width="0.95in" svg:height="0.7in" draw:z-index="30"><draw:object-ole xlink:href="./Object 6" xlink:type="simple" xlink:show="embed" xlink:actuate="onLoad"/><draw:image xlink:href="./ObjectReplacements/Object 6" xlink:type="simple" xlink:show="embed" xlink:actuate="onLoad"/></draw:frame></text:p>
      <text:p text:style-name="P18"><text:span text:style-name="T14">UNIVERSIDAD SI</text:span><text:span text:style-name="T13">MÓN BOLÍVAR</text:span></text:p>
      <text:p text:style-name="P10">DECANATO DE ESTUDIOS PROFESIONALES</text:p>
      <text:p text:style-name="P18"><text:span text:style-name="T17">COORDINACIÓN DE ______________________</text:span></text:p>
      <text:p text:style-name="P33"/>
      <text:p text:style-name="P33"/>
      <text:p text:style-name="P33"/>
      <text:p text:style-name="P11">…(TÍTULO DEL PROYECTO DE GRADO)…</text:p>
      <text:p text:style-name="P33"><text:s/></text:p>
      <text:p text:style-name="P33"/>
      <text:p text:style-name="P33"/>
      <text:p text:style-name="P12">Por:</text:p>
      <text:p text:style-name="P1"><text:span text:style-name="T20">…(Nombres y Apellidos)…</text:span></text:p>
      <text:p text:style-name="P12"/>
      <text:p text:style-name="P12"/>
      <text:p text:style-name="P12"/>
      <text:p text:style-name="P12">Realizado con la asesoría de:</text:p>
      <text:p text:style-name="P13">Tutor Académico: Nombres y Apellidos </text:p>
      <text:p text:style-name="P13">Tutor Industrial: Nombres y Apellidos</text:p>
      <text:p text:style-name="P33"/>
      <text:p text:style-name="P33"/>
      <text:p text:style-name="P34"/>
      <text:p text:style-name="P3"/>
      <text:p text:style-name="P5">INFORME DE PASANTÍA</text:p>
      <text:p text:style-name="P5">Presentado ante la Ilustre Universidad Simón Bolívar</text:p>
      <text:p text:style-name="P5">como requisito parcial para optar al título de </text:p>
      <text:p text:style-name="P5">Ingeniero Geofísico</text:p>
      <text:p text:style-name="P8"/>
      <text:p text:style-name="P8"/>
      <text:p text:style-name="P8">Sartenejas, Marzo de 2008</text:p>
      <text:p text:style-name="P124">ANEXO E. Formato de Acta de Evaluación. Proyecto de Grado</text:p>
      <text:p text:style-name="P108"><draw:frame draw:style-name="fr1" draw:name="Object7" text:anchor-type="as-char" svg:width="0.95in" svg:height="0.7in" draw:z-index="31"><draw:object-ole xlink:href="./Object 7" xlink:type="simple" xlink:show="embed" xlink:actuate="onLoad"/><draw:image xlink:href="./ObjectReplacements/Object 7" xlink:type="simple" xlink:show="embed" xlink:actuate="onLoad"/></draw:frame></text:p>
      <text:p text:style-name="P107"><text:span text:style-name="T11">UNIVERSIDAD SI</text:span><text:span text:style-name="T17">MÓN BOLÍVAR</text:span></text:p>
      <text:p text:style-name="P109">DECANATO DE ESTUDIOS PROFESIONALES</text:p>
      <text:p text:style-name="P107"><text:span text:style-name="T9">COORDINACIÓN DE __________________</text:span></text:p>
      <text:p text:style-name="P110">ACTA DE EVALUACIÓN DEL PROYECTO DE GRADO</text:p>
      <text:p text:style-name="P112"><text:span text:style-name="T1">CÓDIGO DE LA ASIGNATURA: EP</text:span><text:span text:style-name="T6"><draw:line text:anchor-type="as-char" svg:y="0in" draw:z-index="1" draw:style-name="gr1" draw:text-style-name="P126" svg:x2="1.6252in" svg:y2="0in"><text:p/></draw:line></text:span><text:span text:style-name="T1"> <text:s text:c="2"/>FECHA:___/___/______</text:span></text:p>
      <text:p text:style-name="P114"><text:span text:style-name="T1">ESTUDIANTE:</text:span><text:span text:style-name="T6"><draw:line text:anchor-type="as-char" svg:y="0in" draw:z-index="2" draw:style-name="gr1" draw:text-style-name="P126" svg:x2="2.8953in" svg:y2="0.0008in"><text:p/></draw:line></text:span><text:span text:style-name="T1"> CARNET: </text:span><text:span text:style-name="T6"><draw:line text:anchor-type="as-char" svg:y="0in" draw:z-index="3" draw:style-name="gr1" draw:text-style-name="P126" svg:x2="1.6252in" svg:y2="0in"><text:p/></draw:line></text:span><text:span text:style-name="T1"> <text:s text:c="69"/></text:span></text:p>
      <text:p text:style-name="P111"><text:span text:style-name="T1">TÍTULO DEL TRABAJO: </text:span><text:span text:style-name="T6"><draw:line text:anchor-type="as-char" svg:y="0in" draw:z-index="4" draw:style-name="gr1" draw:text-style-name="P126" svg:x2="4.6252in" svg:y2="0in"><text:p/></draw:line></text:span></text:p>
      <text:p text:style-name="P29"><draw:line text:anchor-type="char" draw:z-index="22" draw:style-name="gr4" draw:text-style-name="P126" svg:x1="0.0016in" svg:y1="0.1646in" svg:x2="6.5016in" svg:y2="0.1646in"><text:p/></draw:line></text:p>
      <text:p text:style-name="P26"/>
      <text:p text:style-name="P29"><draw:line text:anchor-type="char" draw:z-index="23" draw:style-name="gr4" draw:text-style-name="P126" svg:x1="0.0016in" svg:y1="0.048in" svg:x2="6.5024in" svg:y2="0.048in"><text:p/></draw:line></text:p>
      <text:p text:style-name="P111"><text:span text:style-name="T1">TUTOR: Prof.</text:span><text:span text:style-name="T6"><draw:line text:anchor-type="as-char" svg:y="0in" draw:z-index="5" draw:style-name="gr1" draw:text-style-name="P126" svg:x2="2.3752in" svg:y2="0in"><text:p/></draw:line></text:span><text:span text:style-name="T1">CO-TUTOR: Prof. </text:span><text:span text:style-name="T37"><draw:line text:anchor-type="as-char" svg:y="0in" draw:z-index="6" draw:style-name="gr1" draw:text-style-name="P126" svg:x2="2in" svg:y2="0in"><text:p/></draw:line></text:span><text:span text:style-name="T1"> </text:span></text:p>
      <text:p text:style-name="P17"><text:span text:style-name="T1">JURADO: Profs. </text:span><text:span text:style-name="T37"><draw:line text:anchor-type="as-char" svg:y="0in" draw:z-index="7" draw:style-name="gr1" draw:text-style-name="P126" svg:x2="5.3752in" svg:y2="0in"><text:p/></draw:line></text:span><text:span text:style-name="T1"> </text:span></text:p>
      <text:p text:style-name="P17"><text:span text:style-name="T1">APROBADO: </text:span><text:span text:style-name="T6"><draw:custom-shape text:anchor-type="as-char" svg:y="0in" draw:z-index="8" draw:style-name="gr2" draw:text-style-name="P127" svg:width="0.2004in" svg:height="0.1843in"><text:p/><draw:enhanced-geometry svg:viewBox="0 0 21600 21600" draw:type="rectangle" draw:enhanced-path="M 0 0 L 21600 0 21600 21600 0 21600 0 0 Z N"/></draw:custom-shape></text:span><text:span text:style-name="T1"> <text:s text:c="11"/>REPROBADO: </text:span><text:span text:style-name="T6"><draw:custom-shape text:anchor-type="as-char" svg:y="0in" draw:z-index="9" draw:style-name="gr2" draw:text-style-name="P127" svg:width="0.2004in" svg:height="0.1843in"><text:p/><draw:enhanced-geometry svg:viewBox="0 0 21600 21600" draw:type="rectangle" draw:enhanced-path="M 0 0 L 21600 0 21600 21600 0 21600 0 0 Z N"/></draw:custom-shape></text:span></text:p>
      <text:p text:style-name="P92"><text:span text:style-name="T1">OBSERVACIONES:</text:span><text:span text:style-name="T18"> </text:span><text:span text:style-name="T6"><draw:line text:anchor-type="as-char" svg:y="0in" draw:z-index="10" draw:style-name="gr1" draw:text-style-name="P126" svg:x2="5.1252in" svg:y2="0in"><text:p/></draw:line></text:span></text:p>
      <text:p text:style-name="P14"><draw:line text:anchor-type="char" draw:z-index="20" draw:style-name="gr4" draw:text-style-name="P126" svg:x1="0.0016in" svg:y1="0.1543in" svg:x2="6.5016in" svg:y2="0.1543in"><text:p/></draw:line></text:p>
      <text:p text:style-name="P6"><draw:line text:anchor-type="char" draw:z-index="21" draw:style-name="gr4" draw:text-style-name="P126" svg:x1="0.0016in" svg:y1="0.1075in" svg:x2="6.5024in" svg:y2="0.1075in"><text:p/></draw:line> </text:p>
      <text:p text:style-name="P17"><text:span text:style-name="T1">El Jurado considera </text:span><text:span text:style-name="T4">por unanimidad </text:span><text:span text:style-name="T1">que el trabajo es EXCEPCIONALMENTE BUENO: </text:span></text:p>
      <text:p text:style-name="P17"><draw:line text:anchor-type="char" draw:z-index="24" draw:style-name="gr4" draw:text-style-name="P126" svg:x1="3.8764in" svg:y1="0.2146in" svg:x2="6.5016in" svg:y2="0.2146in"><text:p/></draw:line><text:span text:style-name="T1">SI: </text:span><text:span text:style-name="T6"><draw:custom-shape text:anchor-type="as-char" svg:y="0in" draw:z-index="11" draw:style-name="gr2" draw:text-style-name="P127" svg:width="0.2004in" svg:height="0.1843in"><text:p/><draw:enhanced-geometry svg:viewBox="0 0 21600 21600" draw:type="rectangle" draw:enhanced-path="M 0 0 L 21600 0 21600 21600 0 21600 0 0 Z N"/></draw:custom-shape></text:span><text:span text:style-name="T1"> <text:s text:c="3"/>NO: </text:span><text:span text:style-name="T6"><draw:custom-shape text:anchor-type="as-char" svg:y="0in" draw:z-index="12" draw:style-name="gr2" draw:text-style-name="P127" svg:width="0.2004in" svg:height="0.1843in"><text:p/><draw:enhanced-geometry svg:viewBox="0 0 21600 21600" draw:type="rectangle" draw:enhanced-path="M 0 0 L 21600 0 21600 21600 0 21600 0 0 Z N"/></draw:custom-shape></text:span><text:span text:style-name="T1"> <text:s text:c="2"/>En caso positivo, justificar razonadamente: </text:span></text:p>
      <text:p text:style-name="P4"/>
      <text:p text:style-name="P15"><draw:line text:anchor-type="char" draw:z-index="18" draw:style-name="gr4" draw:text-style-name="P126" svg:x1="0.0016in" svg:y1="0.0346in" svg:x2="6.5016in" svg:y2="0.0346in"><text:p/></draw:line></text:p>
      <text:p text:style-name="P15"><draw:line text:anchor-type="char" draw:z-index="19" draw:style-name="gr4" draw:text-style-name="P126" svg:x1="0.0016in" svg:y1="0.0874in" svg:x2="6.5024in" svg:y2="0.0874in"><text:p/></draw:line></text:p>
      <text:p text:style-name="P14"><draw:line text:anchor-type="char" draw:z-index="25" draw:style-name="gr4" draw:text-style-name="P126" svg:x1="0.0016in" svg:y1="0.1409in" svg:x2="6.5024in" svg:y2="0.1409in"><text:p/></draw:line></text:p>
      <text:p text:style-name="P6"><text:s text:c="3"/></text:p>
      <text:p text:style-name="P35"><text:span text:style-name="T7"><draw:line text:anchor-type="as-char" svg:y="0in" draw:z-index="13" draw:style-name="gr3" draw:text-style-name="P126" svg:x2="2.3752in" svg:y2="0in"><text:p/></draw:line></text:span><text:span text:style-name="T4"> <text:s text:c="36"/></text:span><text:span text:style-name="T7"><draw:line text:anchor-type="as-char" svg:y="0in" draw:z-index="14" draw:style-name="gr3" draw:text-style-name="P126" svg:x2="2.3752in" svg:y2="0in"><text:p/></draw:line></text:span></text:p>
      <text:p text:style-name="P25"><text:s text:c="18"/>Jurado <text:s text:c="88"/>Jurado</text:p>
      <text:p text:style-name="P25"/>
      <text:p text:style-name="P35"><text:span text:style-name="T4"><text:s text:c="47"/></text:span><text:span text:style-name="T7"><draw:line text:anchor-type="as-char" svg:y="0in" draw:z-index="15" draw:style-name="gr3" draw:text-style-name="P126" svg:x2="2.3752in" svg:y2="0in"><text:p/></draw:line></text:span></text:p>
      <text:p text:style-name="P25"><text:tab/><text:tab/><text:tab/><text:tab/><text:tab/><text:tab/> <text:s text:c="2"/>Tutor Académico</text:p>
      <text:p text:style-name="P25"/>
      <text:p text:style-name="P35"><text:span text:style-name="T7"><draw:line text:anchor-type="as-char" svg:y="0in" draw:z-index="16" draw:style-name="gr3" draw:text-style-name="P126" svg:x2="2.3752in" svg:y2="0in"><text:p/></draw:line></text:span><text:span text:style-name="T4"> <text:s text:c="37"/></text:span><text:span text:style-name="T7"><draw:line text:anchor-type="as-char" svg:y="0in" draw:z-index="17" draw:style-name="gr3" draw:text-style-name="P126" svg:x2="2.3752in" svg:y2="0in"><text:p/></draw:line></text:span></text:p>
      <text:p text:style-name="P25"><text:s text:c="18"/>Co-Tutor <text:s text:c="82"/>Jurado</text:p>
      <text:p text:style-name="P24">Nota: Colocar los sellos de los respectivos Departamentos. Para jurados externos, usar sello de la Coordinación</text:p>
      <text:p text:style-name="P125"/>
      <text:p text:style-name="P16">ANEXO F. Criterios para otorgar mención especial en Proyectos de Grado y Pasantías Largas e Intermedias.</text:p>
      <text:p text:style-name="P30"/>
      <text:p text:style-name="P115"><text:span text:style-name="T3">Este documento busca orientar a los jurados evaluadores de Proyectos de Grado y Pasantías Largas e</text:span><text:span text:style-name="T3"> Intermedias en cuanto a los criterios para otorgar la mención especial de trabajo “excepcionalmente bueno” contemplada en el artículo 13 de las Normas sobre Trabajos o Proyectos de Grado, y en el Artículo 15 del Reglamento de Cursos en Cooperación. Los criterios descritos a continuación tienen el aval del Consejo de Coordinadores del Decanato de Estudios Profesionales. Se resalta que, de acuerdo a los reglamentos nombrados arriba, esta mención sólo puede otorgrase de manera unánime por parte del jurado evaluador.</text:span></text:p>
      <text:p text:style-name="P31"/>
      <text:p text:style-name="P115"><text:span text:style-name="T3">Se considera que un Proyecto de Grado o Pasantía es merecedora del otorgamiento de la mención</text:span><text:span text:style-name="T3"> especial de trabajo “excepcionalmente bueno” cuando cumpla con todos los requisitos enumerados a continuación:</text:span></text:p>
      <text:p text:style-name="P31"/>
      <text:p text:style-name="P22"><text:span text:style-name="T5">1.</text:span><text:span text:style-name="T3"> El trabajo cumple con el tiempo de ejecución y con todos los objetivos planteados en la propuesta original. En caso de que no sea así, se presenta una justificación convincente y rigurosa.</text:span></text:p>
      <text:p text:style-name="P22"><text:span text:style-name="T5">2.</text:span><text:span text:style-name="T3"> La exposición final por parte del (los) estudiante(s), incluyendo la sesión de preguntas y respuestas, está bien presentada, es concisa y demuestra un claro dominio por parte de los expositores.</text:span></text:p>
      <text:p text:style-name="P22"><text:span text:style-name="T5">3.</text:span><text:span text:style-name="T3"> El informe escrito no contiene errores ni omisiones significativos, a la vez que refleja con claridad y rigor metodológico el trabajo hecho, incluyendo un conjunto de análisis, conclusiones y recomendaciones que demuestran una capacidad de integrar conocimientos y reflexionar sobre los alcances y el contexto en el cual se enmarca el trabajo.</text:span></text:p>
      <text:p text:style-name="P22"><text:span text:style-name="T5">4.</text:span><text:span text:style-name="T3"> En caso de pasantías en las cuales el Tutor Industrial no esté presente como parte del jurado examinador, la evaluación escrita que éste haya remitido supera los 4.75 puntos sobre el máximo de 5 puntos.</text:span></text:p>
      <text:p text:style-name="P21"><text:span text:style-name="T5">5.</text:span><text:span text:style-name="T3"> El jurado considera que el trabajo puede calificarse como de elevada calidad académica en cuanto a los siguientes aspectos:</text:span></text:p>
      <text:p text:style-name="P116">a. Planteamiento y diseño de soluciones.</text:p>
      <text:p text:style-name="P116">b. Ejecución general del trabajo.</text:p>
      <text:p text:style-name="P116">c. Manejo de tecnologías y/o enfoques relevantes.</text:p>
      <text:p text:style-name="P116">d. Análisis de resultados.</text:p>
      <text:p text:style-name="P21"><text:span text:style-name="T5">6.</text:span><text:span text:style-name="T3"> El jurado considera que el trabajo cumple con al menos una (1) de las siguientes condiciones:</text:span></text:p>
      <text:p text:style-name="P117">a. El trabajo excede de forma evidente, en cuanto a su alcance y resultados, los</text:p>
      <text:p text:style-name="P117">objetivos planteados inicialmente.</text:p>
      <text:p text:style-name="P117">b. Se han desarrollado metodologías novedosas y/o especiales.</text:p>
      <text:p text:style-name="P117">c. El trabajo refleja un dominio de las herramientas del método científico que excede</text:p>
      <text:p text:style-name="P117">los requerimientos típicos de los estudios de pregrado.</text:p>
      <text:p text:style-name="P117">d. El trabajo contiene elementos originales que califican como aportes con valor</text:p>
      <text:p text:style-name="P117">científico y/o técnico suceptibles de publicación.</text:p>
      <text:p text:style-name="P117">e. Los resultados del trabajo han producido un impacto positivo, tangible y</text:p>
      <text:p text:style-name="P117">significativo en las operaciones de la empresa en la cual se realizó (si aplica)</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TE2B2A468t00" svg:font-family="TTE2B2A468t00"/>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es" fo:country="VE"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line-height="100%" fo:text-align="center" style:justify-single-word="false" fo:keep-with-next="always"/>
      <style:text-properties fo:font-weight="bold" style:font-weight-asian="bold"/>
    </style:style>
    <style:style style:name="Tablas" style:family="paragraph" style:parent-style-name="Standard">
      <style:paragraph-properties fo:line-height="150%" fo:text-align="center" style:justify-single-word="false"/>
      <style:text-properties fo:language="es" fo:country="ES"/>
    </style:style>
    <style:style style:name="Title" style:family="paragraph" style:parent-style-name="Standard" style:next-style-name="Subtitle" style:class="chapter">
      <style:paragraph-properties fo:line-height="200%" fo:text-align="center" style:justify-single-word="false"/>
      <style:text-properties fo:text-transform="uppercase"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text-align="start" style:justify-single-word="false">
        <style:tab-stops>
          <style:tab-stop style:position="6.2665in" style:type="right" style:leader-style="solid" style:leader-text="-"/>
        </style:tab-stops>
      </style:paragraph-properties>
      <style:text-properties fo:text-transform="uppercase"/>
    </style:style>
    <style:style style:name="Figuras" style:family="paragraph" style:parent-style-name="Standard">
      <style:paragraph-properties fo:text-align="center" style:justify-single-word="false"/>
      <style:text-properties fo:language="es" fo:country="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tab-stops>
          <style:tab-stop style:position="0.25in"/>
        </style:tab-stops>
      </style:paragraph-properties>
    </style:style>
    <style:style style:name="Sangría_20_3_20_de_20_t._20_independiente" style:display-name="Sangría 3 de t. independiente" style:family="paragraph" style:parent-style-name="Standard">
      <style:paragraph-properties fo:margin-left="0.3937in" fo:margin-right="0in" fo:line-height="100%" fo:text-align="start" style:justify-single-word="false" fo:text-indent="-0.3937in" style:auto-text-indent="false">
        <style:tab-stops>
          <style:tab-stop style:position="0.3937in"/>
        </style:tab-stops>
      </style:paragraph-properties>
      <style:text-properties fo:language="es" fo:country="ES"/>
    </style:style>
    <style:style style:name="Footnote" style:family="paragraph" style:parent-style-name="Standard" style:class="extra">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font-name-complex="Courier New"/>
    </style:style>
    <style:style style:name="WW8Num2z1" style:family="text">
      <style:text-properties fo:color="#000000" style:font-name="Symbol"/>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font-name-complex="Courier New"/>
    </style:style>
    <style:style style:name="WW8Num3z1" style:family="text">
      <style:text-properties style:font-name="Symbol"/>
    </style:style>
    <style:style style:name="WW8Num3z2" style:family="text">
      <style:text-properties style:font-name="Wingdings"/>
    </style:style>
    <style:style style:name="WW8Num4z0" style:family="text">
      <style:text-properties fo:color="#000000"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font-style="normal" fo:font-weight="bold" style:font-style-asian="normal" style:font-weight-asian="bold"/>
    </style:style>
    <style:style style:name="WW8Num5z2" style:family="text">
      <style:text-properties fo:font-style="normal" fo:font-weight="normal" style:font-style-asian="normal" style:font-weight-asian="normal"/>
    </style:style>
    <style:style style:name="WW8Num6z0" style:family="text">
      <style:text-properties fo:color="#000000" style:font-name="Courier New"/>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Courier New"/>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Courier New"/>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1" style:family="text">
      <style:text-properties fo:color="#000000" style:font-name="Symbol"/>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 style:font-name-complex="Courier New"/>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Courier New"/>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font-style="normal" fo:font-weight="bold" style:font-style-asian="normal" style:font-weight-asian="bold"/>
    </style:style>
    <style:style style:name="WW8Num14z1" style:family="text">
      <style:text-properties style:font-name="Courier New" fo:font-style="normal" fo:font-weight="bold" style:font-style-asian="normal" style:font-weight-asian="bold"/>
    </style:style>
    <style:style style:name="WW8Num14z2" style:family="text">
      <style:text-properties fo:color="#000000" style:font-name="Symbol" fo:font-style="normal" fo:font-weight="bold" style:font-style-asian="normal" style:font-weight-asian="bold"/>
    </style:style>
    <style:style style:name="WW8Num15z0" style:family="text">
      <style:text-properties style:font-name="Courier New"/>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Courier New"/>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Courier New"/>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Courier New" style:font-name-complex="Courier New"/>
    </style:style>
    <style:style style:name="WW8Num21z1" style:family="text">
      <style:text-properties style:font-name="Symbol"/>
    </style:style>
    <style:style style:name="WW8Num21z2" style:family="text">
      <style:text-properties style:font-name="Wingdings"/>
    </style:style>
    <style:style style:name="WW8Num22z0" style:family="text">
      <style:text-properties style:text-line-through-style="none" fo:font-style="normal" fo:font-weight="bold" style:font-style-asian="normal" style:font-weight-asian="bold"/>
    </style:style>
    <style:style style:name="WW8Num22z1" style:family="text">
      <style:text-properties fo:font-style="normal" fo:font-weight="normal" style:font-style-asian="normal" style:font-weight-asian="normal"/>
    </style:style>
    <style:style style:name="WW8Num22z2" style:family="text">
      <style:text-properties fo:font-style="normal" fo:font-weight="bold" style:font-style-asian="normal" style:font-weight-asian="bold"/>
    </style:style>
    <style:style style:name="WW8Num22z3" style:family="text">
      <style:text-properties fo:font-style="italic" fo:font-weight="normal" style:font-style-asian="italic" style:font-weight-asian="normal"/>
    </style:style>
    <style:style style:name="WW8Num23z0"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Courier New"/>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Courier New"/>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Courier New"/>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Courier New"/>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Symbol" style:display-name="Footnote Symbol" style:family="text" style:parent-style-name="Fuente_20_de_20_párrafo_20_predeter.">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0339in" fo:text-indent="-0.25in" fo:margin-left="1.033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4925in" fo:text-indent="-0.25in" fo:margin-left="1.49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9925in" fo:text-indent="-0.25in" fo:margin-left="2.99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9925in" fo:text-indent="-0.25in" fo:margin-left="3.99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4925in" fo:text-indent="-0.25in" fo:margin-left="4.49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9925in"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4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WW8Num22z1" style:num-suffix="." style:num-format="1" text:display-levels="2">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3" text:style-name="WW8Num22z2" style:num-suffix="." style:num-format="1" text:start-value="2"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2z3"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2z3"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2z3"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2z3"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2z3"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2z3"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o">
        <style:list-level-properties text:list-level-position-and-space-mode="label-alignment">
          <style:list-level-label-alignment text:label-followed-by="listtab" text:list-tab-stop-position="0.5417in" fo:text-indent="-0.25in" fo:margin-left="0.5417in"/>
        </style:list-level-properties>
        <style:text-properties style:font-name="Courier New1"/>
      </text:list-level-style-bullet>
      <text:list-level-style-bullet text:level="2" text:style-name="WW8Num27z1" style:num-suffix="." text:bullet-char="o">
        <style:list-level-properties text:list-level-position-and-space-mode="label-alignment">
          <style:list-level-label-alignment text:label-followed-by="listtab" text:list-tab-stop-position="1.0417in" fo:text-indent="-0.25in" fo:margin-left="1.0417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417in" fo:text-indent="-0.25in" fo:margin-left="2.5417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0417in" fo:text-indent="-0.25in" fo:margin-left="3.0417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417in" fo:text-indent="-0.25in" fo:margin-left="3.5417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0417in" fo:text-indent="-0.25in" fo:margin-left="4.0417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417in"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902in" fo:margin-bottom="0.7902in" fo:margin-left="1.1799in" fo:margin-right="0.7902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1.1811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2"/>
    <style:master-page style:name="Convert_20_3" style:display-name="Convert 3" style:page-layout-name="Mpm2"/>
    <style:master-page style:name="Convert_20_4" style:display-name="Convert 4" style:page-layout-name="Mpm2"/>
    <style:master-page style:name="Convert_20_5" style:display-name="Convert 5" style:page-layout-name="Mpm2"/>
    <style:master-page style:name="Convert_20_6" style:display-name="Convert 6" style:page-layout-name="Mpm2"/>
    <style:master-page style:name="Convert_20_7" style:display-name="Convert 7" style:page-layout-name="Mpm2"/>
    <style:master-page style:name="Convert_20_8" style:display-name="Convert 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ermiso para ir a congresos</dc:title>
    <meta:initial-creator>cof</meta:initial-creator>
    <meta:creation-date>2008-05-31T06:01:00</meta:creation-date>
    <dc:creator>Javier Fernandez</dc:creator>
    <dc:date>2010-05-10T20:11:12</dc:date>
    <meta:print-date>2007-10-29T09:27:00</meta:print-date>
    <meta:editing-cycles>20</meta:editing-cycles>
    <meta:editing-duration>PT06H35M00S</meta:editing-duration>
    <meta:document-statistic meta:table-count="2" meta:image-count="0" meta:object-count="7" meta:page-count="23" meta:paragraph-count="396" meta:word-count="5181" meta:character-count="32230"/>
    <meta:generator>OpenOffice.org/3.1$Linux OpenOffice.org_project/310m19$Build-9420</meta:generator>
    <meta:user-defined meta:name="Info 1"/>
    <meta:user-defined meta:name="Info 2"/>
    <meta:user-defined meta:name="Info 3"/>
    <meta:user-defined meta:name="Info 4"/>
  </office:meta>
</office:document-meta>
</file>